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none" fo:border-top="0.99pt solid #000000"/>
    </style:style>
    <style:style style:name="ce15" style:family="table-cell" style:parent-style-name="Valore_20_tabella_20_pivot">
      <style:table-cell-properties fo:border-bottom="0.99pt solid #000000" fo:border-left="none" fo:border-right="none" fo:border-top="none"/>
    </style:style>
    <style:style style:name="ce16" style:family="table-cell" style:parent-style-name="Risultato_20_tabella_20_pivot">
      <style:table-cell-properties fo:border-bottom="2.01pt solid #000000" fo:border-left="none" fo:border-right="none" fo:border-top="0.99pt solid #000000"/>
    </style:style>
    <style:style style:name="ce17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8" style:family="table-cell" style:parent-style-name="Valore_20_tabella_20_pivot">
      <style:table-cell-properties fo:border-bottom="none" fo:border-left="none" fo:border-right="0.99pt solid #000000" fo:border-top="none"/>
    </style:style>
    <style:style style:name="ce19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20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5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8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5" calcext:value-type="float">
            <text:p>2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5" calcext:value-type="float">
            <text:p>2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0" calcext:value-type="float">
            <text:p>30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5" calcext:value-type="float">
            <text:p>3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5" calcext:value-type="float">
            <text:p>45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5" calcext:value-type="float">
            <text:p>4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5" calcext:value-type="float">
            <text:p>45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5" calcext:value-type="float">
            <text:p>4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5" calcext:value-type="float">
            <text:p>5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5" calcext:value-type="float">
            <text:p>55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60" calcext:value-type="float">
            <text:p>60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60" calcext:value-type="float">
            <text:p>60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60" calcext:value-type="float">
            <text:p>60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65" calcext:value-type="float">
            <text:p>6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65" calcext:value-type="float">
            <text:p>6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65" calcext:value-type="float">
            <text:p>6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65" calcext:value-type="float">
            <text:p>6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70" calcext:value-type="float">
            <text:p>70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70" calcext:value-type="float">
            <text:p>70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70" calcext:value-type="float">
            <text:p>70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70" calcext:value-type="float">
            <text:p>70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75" calcext:value-type="float">
            <text:p>75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75" calcext:value-type="float">
            <text:p>7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75" calcext:value-type="float">
            <text:p>75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75" calcext:value-type="float">
            <text:p>7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80" calcext:value-type="float">
            <text:p>80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80" calcext:value-type="float">
            <text:p>80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0" calcext:value-type="float">
            <text:p>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85" calcext:value-type="float">
            <text:p>85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85" calcext:value-type="float">
            <text:p>85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5" calcext:value-type="float">
            <text:p>85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85" calcext:value-type="float">
            <text:p>85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90" calcext:value-type="float">
            <text:p>90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90" calcext:value-type="float">
            <text:p>90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90" calcext:value-type="float">
            <text:p>90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95" calcext:value-type="float">
            <text:p>95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95" calcext:value-type="float">
            <text:p>95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95" calcext:value-type="float">
            <text:p>95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95" calcext:value-type="float">
            <text:p>95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0" calcext:value-type="float">
            <text:p>100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00" calcext:value-type="float">
            <text:p>100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00" calcext:value-type="float">
            <text:p>100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5" calcext:value-type="float">
            <text:p>10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05" calcext:value-type="float">
            <text:p>105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5" calcext:value-type="float">
            <text:p>105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05" calcext:value-type="float">
            <text:p>10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10" calcext:value-type="float">
            <text:p>110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10" calcext:value-type="float">
            <text:p>110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10" calcext:value-type="float">
            <text:p>110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10" calcext:value-type="float">
            <text:p>110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15" calcext:value-type="float">
            <text:p>115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15" calcext:value-type="float">
            <text:p>11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15" calcext:value-type="float">
            <text:p>115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15" calcext:value-type="float">
            <text:p>115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20" calcext:value-type="float">
            <text:p>120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20" calcext:value-type="float">
            <text:p>120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20" calcext:value-type="float">
            <text:p>120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20" calcext:value-type="float">
            <text:p>120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25" calcext:value-type="float">
            <text:p>12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25" calcext:value-type="float">
            <text:p>12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25" calcext:value-type="float">
            <text:p>125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25" calcext:value-type="float">
            <text:p>125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30" calcext:value-type="float">
            <text:p>130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30" calcext:value-type="float">
            <text:p>130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30" calcext:value-type="float">
            <text:p>130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30" calcext:value-type="float">
            <text:p>130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35" calcext:value-type="float">
            <text:p>135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35" calcext:value-type="float">
            <text:p>135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35" calcext:value-type="float">
            <text:p>13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35" calcext:value-type="float">
            <text:p>135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40" calcext:value-type="float">
            <text:p>14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40" calcext:value-type="float">
            <text:p>140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40" calcext:value-type="float">
            <text:p>140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40" calcext:value-type="float">
            <text:p>140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45" calcext:value-type="float">
            <text:p>145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45" calcext:value-type="float">
            <text:p>145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45" calcext:value-type="float">
            <text:p>145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45" calcext:value-type="float">
            <text:p>14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50" calcext:value-type="float">
            <text:p>150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50" calcext:value-type="float">
            <text:p>150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50" calcext:value-type="float">
            <text:p>15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55" calcext:value-type="float">
            <text:p>155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55" calcext:value-type="float">
            <text:p>155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55" calcext:value-type="float">
            <text:p>155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55" calcext:value-type="float">
            <text:p>15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60" calcext:value-type="float">
            <text:p>160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60" calcext:value-type="float">
            <text:p>16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60" calcext:value-type="float">
            <text:p>160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60" calcext:value-type="float">
            <text:p>160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65" calcext:value-type="float">
            <text:p>165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65" calcext:value-type="float">
            <text:p>165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65" calcext:value-type="float">
            <text:p>16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70" calcext:value-type="float">
            <text:p>170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70" calcext:value-type="float">
            <text:p>17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70" calcext:value-type="float">
            <text:p>170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75" calcext:value-type="float">
            <text:p>17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75" calcext:value-type="float">
            <text:p>175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75" calcext:value-type="float">
            <text:p>175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75" calcext:value-type="float">
            <text:p>17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80" calcext:value-type="float">
            <text:p>180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80" calcext:value-type="float">
            <text:p>18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80" calcext:value-type="float">
            <text:p>18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80" calcext:value-type="float">
            <text:p>180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85" calcext:value-type="float">
            <text:p>18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85" calcext:value-type="float">
            <text:p>185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85" calcext:value-type="float">
            <text:p>18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90" calcext:value-type="float">
            <text:p>190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90" calcext:value-type="float">
            <text:p>190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90" calcext:value-type="float">
            <text:p>190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90" calcext:value-type="float">
            <text:p>190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95" calcext:value-type="float">
            <text:p>19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195" calcext:value-type="float">
            <text:p>19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95" calcext:value-type="float">
            <text:p>19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195" calcext:value-type="float">
            <text:p>195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00" calcext:value-type="float">
            <text:p>200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00" calcext:value-type="float">
            <text:p>200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00" calcext:value-type="float">
            <text:p>200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00" calcext:value-type="float">
            <text:p>200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05" calcext:value-type="float">
            <text:p>205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05" calcext:value-type="float">
            <text:p>205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05" calcext:value-type="float">
            <text:p>20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10" calcext:value-type="float">
            <text:p>210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10" calcext:value-type="float">
            <text:p>210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10" calcext:value-type="float">
            <text:p>210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10" calcext:value-type="float">
            <text:p>21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15" calcext:value-type="float">
            <text:p>21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15" calcext:value-type="float">
            <text:p>21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15" calcext:value-type="float">
            <text:p>21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15" calcext:value-type="float">
            <text:p>215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20" calcext:value-type="float">
            <text:p>220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20" calcext:value-type="float">
            <text:p>220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20" calcext:value-type="float">
            <text:p>220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20" calcext:value-type="float">
            <text:p>22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25" calcext:value-type="float">
            <text:p>22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25" calcext:value-type="float">
            <text:p>225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25" calcext:value-type="float">
            <text:p>225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25" calcext:value-type="float">
            <text:p>225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30" calcext:value-type="float">
            <text:p>230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30" calcext:value-type="float">
            <text:p>23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30" calcext:value-type="float">
            <text:p>230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30" calcext:value-type="float">
            <text:p>230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35" calcext:value-type="float">
            <text:p>235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35" calcext:value-type="float">
            <text:p>235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35" calcext:value-type="float">
            <text:p>23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35" calcext:value-type="float">
            <text:p>235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40" calcext:value-type="float">
            <text:p>240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40" calcext:value-type="float">
            <text:p>240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40" calcext:value-type="float">
            <text:p>240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40" calcext:value-type="float">
            <text:p>240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45" calcext:value-type="float">
            <text:p>245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45" calcext:value-type="float">
            <text:p>245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45" calcext:value-type="float">
            <text:p>24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50" calcext:value-type="float">
            <text:p>250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50" calcext:value-type="float">
            <text:p>250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50" calcext:value-type="float">
            <text:p>250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50" calcext:value-type="float">
            <text:p>250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55" calcext:value-type="float">
            <text:p>255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55" calcext:value-type="float">
            <text:p>255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55" calcext:value-type="float">
            <text:p>255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55" calcext:value-type="float">
            <text:p>255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60" calcext:value-type="float">
            <text:p>260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60" calcext:value-type="float">
            <text:p>260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60" calcext:value-type="float">
            <text:p>260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60" calcext:value-type="float">
            <text:p>26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65" calcext:value-type="float">
            <text:p>265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65" calcext:value-type="float">
            <text:p>265</text:p>
          </table:table-cell>
          <table:table-cell office:value-type="float" office:value="4.17" calcext:value-type="float">
            <text:p>4,1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65" calcext:value-type="float">
            <text:p>265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65" calcext:value-type="float">
            <text:p>265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70" calcext:value-type="float">
            <text:p>270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70" calcext:value-type="float">
            <text:p>270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70" calcext:value-type="float">
            <text:p>27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70" calcext:value-type="float">
            <text:p>270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75" calcext:value-type="float">
            <text:p>27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75" calcext:value-type="float">
            <text:p>275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75" calcext:value-type="float">
            <text:p>275</text:p>
          </table:table-cell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75" calcext:value-type="float">
            <text:p>275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80" calcext:value-type="float">
            <text:p>280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80" calcext:value-type="float">
            <text:p>280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80" calcext:value-type="float">
            <text:p>280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80" calcext:value-type="float">
            <text:p>280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85" calcext:value-type="float">
            <text:p>285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85" calcext:value-type="float">
            <text:p>285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85" calcext:value-type="float">
            <text:p>285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85" calcext:value-type="float">
            <text:p>285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90" calcext:value-type="float">
            <text:p>290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90" calcext:value-type="float">
            <text:p>290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90" calcext:value-type="float">
            <text:p>290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90" calcext:value-type="float">
            <text:p>290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295" calcext:value-type="float">
            <text:p>295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295" calcext:value-type="float">
            <text:p>295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295" calcext:value-type="float">
            <text:p>295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295" calcext:value-type="float">
            <text:p>295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00" calcext:value-type="float">
            <text:p>300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00" calcext:value-type="float">
            <text:p>300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00" calcext:value-type="float">
            <text:p>300</text:p>
          </table:table-cell>
          <table:table-cell office:value-type="float" office:value="4.72" calcext:value-type="float">
            <text:p>4,7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00" calcext:value-type="float">
            <text:p>300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05" calcext:value-type="float">
            <text:p>305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05" calcext:value-type="float">
            <text:p>305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05" calcext:value-type="float">
            <text:p>305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05" calcext:value-type="float">
            <text:p>305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10" calcext:value-type="float">
            <text:p>310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10" calcext:value-type="float">
            <text:p>310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10" calcext:value-type="float">
            <text:p>310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10" calcext:value-type="float">
            <text:p>310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15" calcext:value-type="float">
            <text:p>315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15" calcext:value-type="float">
            <text:p>315</text:p>
          </table:table-cell>
          <table:table-cell office:value-type="float" office:value="5.14" calcext:value-type="float">
            <text:p>5,1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15" calcext:value-type="float">
            <text:p>315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15" calcext:value-type="float">
            <text:p>315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20" calcext:value-type="float">
            <text:p>320</text:p>
          </table:table-cell>
          <table:table-cell office:value-type="float" office:value="4.93" calcext:value-type="float">
            <text:p>4,9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20" calcext:value-type="float">
            <text:p>320</text:p>
          </table:table-cell>
          <table:table-cell office:value-type="float" office:value="5.83" calcext:value-type="float">
            <text:p>5,8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20" calcext:value-type="float">
            <text:p>320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20" calcext:value-type="float">
            <text:p>320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25" calcext:value-type="float">
            <text:p>325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25" calcext:value-type="float">
            <text:p>325</text:p>
          </table:table-cell>
          <table:table-cell office:value-type="float" office:value="5.62" calcext:value-type="float">
            <text:p>5,6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25" calcext:value-type="float">
            <text:p>325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25" calcext:value-type="float">
            <text:p>325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30" calcext:value-type="float">
            <text:p>330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30" calcext:value-type="float">
            <text:p>330</text:p>
          </table:table-cell>
          <table:table-cell office:value-type="float" office:value="6.47" calcext:value-type="float">
            <text:p>6,4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30" calcext:value-type="float">
            <text:p>330</text:p>
          </table:table-cell>
          <table:table-cell office:value-type="float" office:value="5.18" calcext:value-type="float">
            <text:p>5,1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30" calcext:value-type="float">
            <text:p>330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35" calcext:value-type="float">
            <text:p>335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35" calcext:value-type="float">
            <text:p>335</text:p>
          </table:table-cell>
          <table:table-cell office:value-type="float" office:value="5.73" calcext:value-type="float">
            <text:p>5,7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35" calcext:value-type="float">
            <text:p>335</text:p>
          </table:table-cell>
          <table:table-cell office:value-type="float" office:value="4.72" calcext:value-type="float">
            <text:p>4,7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35" calcext:value-type="float">
            <text:p>335</text:p>
          </table:table-cell>
          <table:table-cell office:value-type="float" office:value="4.32" calcext:value-type="float">
            <text:p>4,3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40" calcext:value-type="float">
            <text:p>34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40" calcext:value-type="float">
            <text:p>340</text:p>
          </table:table-cell>
          <table:table-cell office:value-type="float" office:value="5.51" calcext:value-type="float">
            <text:p>5,5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40" calcext:value-type="float">
            <text:p>340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40" calcext:value-type="float">
            <text:p>340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45" calcext:value-type="float">
            <text:p>345</text:p>
          </table:table-cell>
          <table:table-cell office:value-type="float" office:value="4.32" calcext:value-type="float">
            <text:p>4,3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45" calcext:value-type="float">
            <text:p>345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45" calcext:value-type="float">
            <text:p>345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45" calcext:value-type="float">
            <text:p>345</text:p>
          </table:table-cell>
          <table:table-cell office:value-type="float" office:value="5.92" calcext:value-type="float">
            <text:p>5,9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50" calcext:value-type="float">
            <text:p>350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50" calcext:value-type="float">
            <text:p>350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50" calcext:value-type="float">
            <text:p>350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50" calcext:value-type="float">
            <text:p>350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55" calcext:value-type="float">
            <text:p>355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55" calcext:value-type="float">
            <text:p>355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55" calcext:value-type="float">
            <text:p>355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55" calcext:value-type="float">
            <text:p>355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60" calcext:value-type="float">
            <text:p>360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60" calcext:value-type="float">
            <text:p>360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60" calcext:value-type="float">
            <text:p>360</text:p>
          </table:table-cell>
          <table:table-cell office:value-type="float" office:value="5.62" calcext:value-type="float">
            <text:p>5,6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60" calcext:value-type="float">
            <text:p>36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65" calcext:value-type="float">
            <text:p>365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65" calcext:value-type="float">
            <text:p>365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65" calcext:value-type="float">
            <text:p>365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65" calcext:value-type="float">
            <text:p>365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70" calcext:value-type="float">
            <text:p>370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70" calcext:value-type="float">
            <text:p>370</text:p>
          </table:table-cell>
          <table:table-cell office:value-type="float" office:value="6.11" calcext:value-type="float">
            <text:p>6,1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70" calcext:value-type="float">
            <text:p>370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70" calcext:value-type="float">
            <text:p>370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75" calcext:value-type="float">
            <text:p>375</text:p>
          </table:table-cell>
          <table:table-cell office:value-type="float" office:value="6.31" calcext:value-type="float">
            <text:p>6,3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75" calcext:value-type="float">
            <text:p>375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75" calcext:value-type="float">
            <text:p>375</text:p>
          </table:table-cell>
          <table:table-cell office:value-type="float" office:value="5.63" calcext:value-type="float">
            <text:p>5,6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75" calcext:value-type="float">
            <text:p>375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80" calcext:value-type="float">
            <text:p>380</text:p>
          </table:table-cell>
          <table:table-cell office:value-type="float" office:value="6.31" calcext:value-type="float">
            <text:p>6,3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80" calcext:value-type="float">
            <text:p>380</text:p>
          </table:table-cell>
          <table:table-cell office:value-type="float" office:value="6.62" calcext:value-type="float">
            <text:p>6,6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80" calcext:value-type="float">
            <text:p>380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80" calcext:value-type="float">
            <text:p>380</text:p>
          </table:table-cell>
          <table:table-cell office:value-type="float" office:value="6.27" calcext:value-type="float">
            <text:p>6,2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85" calcext:value-type="float">
            <text:p>385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85" calcext:value-type="float">
            <text:p>385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85" calcext:value-type="float">
            <text:p>385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85" calcext:value-type="float">
            <text:p>385</text:p>
          </table:table-cell>
          <table:table-cell office:value-type="float" office:value="5.73" calcext:value-type="float">
            <text:p>5,7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90" calcext:value-type="float">
            <text:p>390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90" calcext:value-type="float">
            <text:p>390</text:p>
          </table:table-cell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90" calcext:value-type="float">
            <text:p>390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90" calcext:value-type="float">
            <text:p>390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95" calcext:value-type="float">
            <text:p>395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395" calcext:value-type="float">
            <text:p>395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395" calcext:value-type="float">
            <text:p>395</text:p>
          </table:table-cell>
          <table:table-cell office:value-type="float" office:value="6.74" calcext:value-type="float">
            <text:p>6,7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395" calcext:value-type="float">
            <text:p>395</text:p>
          </table:table-cell>
          <table:table-cell office:value-type="float" office:value="6.44" calcext:value-type="float">
            <text:p>6,4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00" calcext:value-type="float">
            <text:p>400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00" calcext:value-type="float">
            <text:p>400</text:p>
          </table:table-cell>
          <table:table-cell office:value-type="float" office:value="6.07" calcext:value-type="float">
            <text:p>6,0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00" calcext:value-type="float">
            <text:p>400</text:p>
          </table:table-cell>
          <table:table-cell office:value-type="float" office:value="6.33" calcext:value-type="float">
            <text:p>6,3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05" calcext:value-type="float">
            <text:p>405</text:p>
          </table:table-cell>
          <table:table-cell office:value-type="float" office:value="6.24" calcext:value-type="float">
            <text:p>6,2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05" calcext:value-type="float">
            <text:p>405</text:p>
          </table:table-cell>
          <table:table-cell office:value-type="float" office:value="6.16" calcext:value-type="float">
            <text:p>6,1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05" calcext:value-type="float">
            <text:p>405</text:p>
          </table:table-cell>
          <table:table-cell office:value-type="float" office:value="6.06" calcext:value-type="float">
            <text:p>6,0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05" calcext:value-type="float">
            <text:p>405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10" calcext:value-type="float">
            <text:p>410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10" calcext:value-type="float">
            <text:p>410</text:p>
          </table:table-cell>
          <table:table-cell office:value-type="float" office:value="6.93" calcext:value-type="float">
            <text:p>6,9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10" calcext:value-type="float">
            <text:p>410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10" calcext:value-type="float">
            <text:p>410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15" calcext:value-type="float">
            <text:p>415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15" calcext:value-type="float">
            <text:p>415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15" calcext:value-type="float">
            <text:p>415</text:p>
          </table:table-cell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15" calcext:value-type="float">
            <text:p>415</text:p>
          </table:table-cell>
          <table:table-cell office:value-type="float" office:value="6.24" calcext:value-type="float">
            <text:p>6,24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20" calcext:value-type="float">
            <text:p>420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20" calcext:value-type="float">
            <text:p>420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20" calcext:value-type="float">
            <text:p>420</text:p>
          </table:table-cell>
          <table:table-cell office:value-type="float" office:value="6.47" calcext:value-type="float">
            <text:p>6,4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20" calcext:value-type="float">
            <text:p>420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25" calcext:value-type="float">
            <text:p>425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25" calcext:value-type="float">
            <text:p>425</text:p>
          </table:table-cell>
          <table:table-cell office:value-type="float" office:value="7.23" calcext:value-type="float">
            <text:p>7,2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25" calcext:value-type="float">
            <text:p>425</text:p>
          </table:table-cell>
          <table:table-cell office:value-type="float" office:value="6.71" calcext:value-type="float">
            <text:p>6,7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25" calcext:value-type="float">
            <text:p>425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30" calcext:value-type="float">
            <text:p>430</text:p>
          </table:table-cell>
          <table:table-cell office:value-type="float" office:value="6.11" calcext:value-type="float">
            <text:p>6,1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30" calcext:value-type="float">
            <text:p>430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30" calcext:value-type="float">
            <text:p>430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30" calcext:value-type="float">
            <text:p>430</text:p>
          </table:table-cell>
          <table:table-cell office:value-type="float" office:value="7.11" calcext:value-type="float">
            <text:p>7,1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35" calcext:value-type="float">
            <text:p>435</text:p>
          </table:table-cell>
          <table:table-cell office:value-type="float" office:value="6.74" calcext:value-type="float">
            <text:p>6,7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35" calcext:value-type="float">
            <text:p>435</text:p>
          </table:table-cell>
          <table:table-cell office:value-type="float" office:value="7.74" calcext:value-type="float">
            <text:p>7,7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35" calcext:value-type="float">
            <text:p>435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35" calcext:value-type="float">
            <text:p>435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40" calcext:value-type="float">
            <text:p>440</text:p>
          </table:table-cell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40" calcext:value-type="float">
            <text:p>440</text:p>
          </table:table-cell>
          <table:table-cell office:value-type="float" office:value="6.79" calcext:value-type="float">
            <text:p>6,7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40" calcext:value-type="float">
            <text:p>440</text:p>
          </table:table-cell>
          <table:table-cell office:value-type="float" office:value="6.98" calcext:value-type="float">
            <text:p>6,98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40" calcext:value-type="float">
            <text:p>440</text:p>
          </table:table-cell>
          <table:table-cell office:value-type="float" office:value="8.13" calcext:value-type="float">
            <text:p>8,13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45" calcext:value-type="float">
            <text:p>445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45" calcext:value-type="float">
            <text:p>445</text:p>
          </table:table-cell>
          <table:table-cell office:value-type="float" office:value="7.57" calcext:value-type="float">
            <text:p>7,5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45" calcext:value-type="float">
            <text:p>44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45" calcext:value-type="float">
            <text:p>445</text:p>
          </table:table-cell>
          <table:table-cell office:value-type="float" office:value="7.47" calcext:value-type="float">
            <text:p>7,4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50" calcext:value-type="float">
            <text:p>450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50" calcext:value-type="float">
            <text:p>450</text:p>
          </table:table-cell>
          <table:table-cell office:value-type="float" office:value="6.96" calcext:value-type="float">
            <text:p>6,96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50" calcext:value-type="float">
            <text:p>450</text:p>
          </table:table-cell>
          <table:table-cell office:value-type="float" office:value="7.21" calcext:value-type="float">
            <text:p>7,21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50" calcext:value-type="float">
            <text:p>450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55" calcext:value-type="float">
            <text:p>455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55" calcext:value-type="float">
            <text:p>455</text:p>
          </table:table-cell>
          <table:table-cell office:value-type="float" office:value="8.91" calcext:value-type="float">
            <text:p>8,9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55" calcext:value-type="float">
            <text:p>455</text:p>
          </table:table-cell>
          <table:table-cell office:value-type="float" office:value="7.53" calcext:value-type="float">
            <text:p>7,5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55" calcext:value-type="float">
            <text:p>455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60" calcext:value-type="float">
            <text:p>460</text:p>
          </table:table-cell>
          <table:table-cell office:value-type="float" office:value="6.63" calcext:value-type="float">
            <text:p>6,6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60" calcext:value-type="float">
            <text:p>460</text:p>
          </table:table-cell>
          <table:table-cell office:value-type="float" office:value="8.77" calcext:value-type="float">
            <text:p>8,7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60" calcext:value-type="float">
            <text:p>460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60" calcext:value-type="float">
            <text:p>460</text:p>
          </table:table-cell>
          <table:table-cell office:value-type="float" office:value="6.99" calcext:value-type="float">
            <text:p>6,99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65" calcext:value-type="float">
            <text:p>465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65" calcext:value-type="float">
            <text:p>46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65" calcext:value-type="float">
            <text:p>465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65" calcext:value-type="float">
            <text:p>465</text:p>
          </table:table-cell>
          <table:table-cell office:value-type="float" office:value="8.62" calcext:value-type="float">
            <text:p>8,6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70" calcext:value-type="float">
            <text:p>470</text:p>
          </table:table-cell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70" calcext:value-type="float">
            <text:p>470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70" calcext:value-type="float">
            <text:p>470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70" calcext:value-type="float">
            <text:p>47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75" calcext:value-type="float">
            <text:p>475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75" calcext:value-type="float">
            <text:p>475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75" calcext:value-type="float">
            <text:p>475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75" calcext:value-type="float">
            <text:p>475</text:p>
          </table:table-cell>
          <table:table-cell office:value-type="float" office:value="7.46" calcext:value-type="float">
            <text:p>7,4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80" calcext:value-type="float">
            <text:p>480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80" calcext:value-type="float">
            <text:p>480</text:p>
          </table:table-cell>
          <table:table-cell office:value-type="float" office:value="8.07" calcext:value-type="float">
            <text:p>8,07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80" calcext:value-type="float">
            <text:p>480</text:p>
          </table:table-cell>
          <table:table-cell office:value-type="float" office:value="8.53" calcext:value-type="float">
            <text:p>8,5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80" calcext:value-type="float">
            <text:p>480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85" calcext:value-type="float">
            <text:p>485</text:p>
          </table:table-cell>
          <table:table-cell office:value-type="float" office:value="8.54" calcext:value-type="float">
            <text:p>8,54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85" calcext:value-type="float">
            <text:p>485</text:p>
          </table:table-cell>
          <table:table-cell office:value-type="float" office:value="8.39" calcext:value-type="float">
            <text:p>8,39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85" calcext:value-type="float">
            <text:p>485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85" calcext:value-type="float">
            <text:p>485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90" calcext:value-type="float">
            <text:p>490</text:p>
          </table:table-cell>
          <table:table-cell office:value-type="float" office:value="7.01" calcext:value-type="float">
            <text:p>7,01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90" calcext:value-type="float">
            <text:p>490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90" calcext:value-type="float">
            <text:p>490</text:p>
          </table:table-cell>
          <table:table-cell office:value-type="float" office:value="7.39" calcext:value-type="float">
            <text:p>7,3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90" calcext:value-type="float">
            <text:p>490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495" calcext:value-type="float">
            <text:p>495</text:p>
          </table:table-cell>
          <table:table-cell office:value-type="float" office:value="7.45" calcext:value-type="float">
            <text:p>7,45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495" calcext:value-type="float">
            <text:p>495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95" calcext:value-type="float">
            <text:p>495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495" calcext:value-type="float">
            <text:p>49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500" calcext:value-type="float">
            <text:p>500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8_1</text:p>
          </table:table-cell>
          <table:table-cell office:value-type="float" office:value="500" calcext:value-type="float">
            <text:p>500</text:p>
          </table:table-cell>
          <table:table-cell office:value-type="float" office:value="9.13" calcext:value-type="float">
            <text:p>9,13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500" calcext:value-type="float">
            <text:p>500</text:p>
          </table:table-cell>
          <table:table-cell office:value-type="float" office:value="8.43" calcext:value-type="float">
            <text:p>8,43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500" calcext:value-type="float">
            <text:p>500</text:p>
          </table:table-cell>
          <table:table-cell office:value-type="float" office:value="8.54" calcext:value-type="float">
            <text:p>8,54</text:p>
          </table:table-cell>
        </table:table-row>
      </table:table>
      <table:table table:name="Tabella pivot_main8T_1" table:style-name="ta1">
        <table:table-column table:style-name="co4" table:default-cell-style-name="ce4"/>
        <table:table-column table:style-name="co4" table:default-cell-style-name="ce9"/>
        <table:table-column table:style-name="co4" table:number-columns-repeated="2" table:default-cell-style-name="Valore_20_tabella_20_pivot"/>
        <table:table-column table:style-name="co4" table:default-cell-style-name="ce18"/>
        <table:table-column table:style-name="co4" table:default-cell-style-name="ce24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 table:number-columns-repeated="3"/>
          <table:table-cell table:style-name="ce21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8</text:p>
          </table:table-cell>
          <table:table-cell table:style-name="ce13" office:value-type="string" calcext:value-type="string">
            <text:p>2_4</text:p>
          </table:table-cell>
          <table:table-cell table:style-name="ce13" office:value-type="string" calcext:value-type="string">
            <text:p>4_2</text:p>
          </table:table-cell>
          <table:table-cell table:style-name="ce13" office:value-type="string" calcext:value-type="string">
            <text:p>8_1</text:p>
          </table:table-cell>
          <table:table-cell table:style-name="ce22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2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,45</text:p>
          </table:table-cell>
          <table:table-cell table:number-columns-repeated="4"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,45</text:p>
          </table:table-cell>
          <table:table-cell office:value-type="float" office:value="0.57" calcext:value-type="float">
            <text:p>0,57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4" calcext:value-type="float">
            <text:p>0,84</text:p>
          </table:table-cell>
          <table:table-cell office:value-type="float" office:value="0.75" calcext:value-type="float">
            <text:p>0,75</text:p>
          </table:table-cell>
          <table:table-cell office:value-type="float" office:value="1.13" calcext:value-type="float">
            <text:p>1,13</text:p>
          </table:table-cell>
          <table:table-cell office:value-type="float" office:value="0.76" calcext:value-type="float">
            <text:p>0,76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4" calcext:value-type="float">
            <text:p>0,74</text:p>
          </table:table-cell>
          <table:table-cell office:value-type="float" office:value="1.44" calcext:value-type="float">
            <text:p>1,44</text:p>
          </table:table-cell>
          <table:table-cell office:value-type="float" office:value="1.16" calcext:value-type="float">
            <text:p>1,16</text:p>
          </table:table-cell>
          <table:table-cell office:value-type="float" office:value="0.86" calcext:value-type="float">
            <text:p>0,86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2" calcext:value-type="float">
            <text:p>1,02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4" calcext:value-type="float">
            <text:p>0,84</text:p>
          </table:table-cell>
          <table:table-cell office:value-type="float" office:value="2.25" calcext:value-type="float">
            <text:p>2,25</text:p>
          </table:table-cell>
          <table:table-cell office:value-type="float" office:value="1.31" calcext:value-type="float">
            <text:p>1,31</text:p>
          </table:table-cell>
          <table:table-cell office:value-type="float" office:value="0.91" calcext:value-type="float">
            <text:p>0,91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51" calcext:value-type="float">
            <text:p>1,51</text:p>
          </table:table-cell>
          <table:table-cell office:value-type="float" office:value="1.61" calcext:value-type="float">
            <text:p>1,61</text:p>
          </table:table-cell>
          <table:table-cell office:value-type="float" office:value="0.91" calcext:value-type="float">
            <text:p>0,91</text:p>
          </table:table-cell>
          <table:table-cell office:value-type="float" office:value="1.59" calcext:value-type="float">
            <text:p>1,59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3" calcext:value-type="float">
            <text:p>0,93</text:p>
          </table:table-cell>
          <table:table-cell office:value-type="float" office:value="1.24" calcext:value-type="float">
            <text:p>1,24</text:p>
          </table:table-cell>
          <table:table-cell office:value-type="float" office:value="1.57" calcext:value-type="float">
            <text:p>1,57</text:p>
          </table:table-cell>
          <table:table-cell office:value-type="float" office:value="0.95" calcext:value-type="float">
            <text:p>0,95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8" calcext:value-type="float">
            <text:p>1,18</text:p>
          </table:table-cell>
          <table:table-cell office:value-type="float" office:value="1.28" calcext:value-type="float">
            <text:p>1,28</text:p>
          </table:table-cell>
          <table:table-cell office:value-type="float" office:value="1.87" calcext:value-type="float">
            <text:p>1,87</text:p>
          </table:table-cell>
          <table:table-cell office:value-type="float" office:value="1.82" calcext:value-type="float">
            <text:p>1,82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31" calcext:value-type="float">
            <text:p>1,31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33" calcext:value-type="float">
            <text:p>1,33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71" calcext:value-type="float">
            <text:p>1,71</text:p>
          </table:table-cell>
          <table:table-cell office:value-type="float" office:value="0.96" calcext:value-type="float">
            <text:p>0,96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" calcext:value-type="float">
            <text:p>1,47</text:p>
          </table:table-cell>
          <table:table-cell office:value-type="float" office:value="1.35" calcext:value-type="float">
            <text:p>1,35</text:p>
          </table:table-cell>
          <table:table-cell office:value-type="float" office:value="2.04" calcext:value-type="float">
            <text:p>2,04</text:p>
          </table:table-cell>
          <table:table-cell office:value-type="float" office:value="1.81" calcext:value-type="float">
            <text:p>1,81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24" calcext:value-type="float">
            <text:p>1,24</text:p>
          </table:table-cell>
          <table:table-cell office:value-type="float" office:value="1.89" calcext:value-type="float">
            <text:p>1,89</text:p>
          </table:table-cell>
          <table:table-cell office:value-type="float" office:value="1.8" calcext:value-type="float">
            <text:p>1,8</text:p>
          </table:table-cell>
          <table:table-cell office:value-type="float" office:value="1.05" calcext:value-type="float">
            <text:p>1,05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8" calcext:value-type="float">
            <text:p>2,18</text:p>
          </table:table-cell>
          <table:table-cell office:value-type="float" office:value="1.57" calcext:value-type="float">
            <text:p>1,57</text:p>
          </table:table-cell>
          <table:table-cell office:value-type="float" office:value="2.47" calcext:value-type="float">
            <text:p>2,47</text:p>
          </table:table-cell>
          <table:table-cell office:value-type="float" office:value="1.36" calcext:value-type="float">
            <text:p>1,36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32" calcext:value-type="float">
            <text:p>2,32</text:p>
          </table:table-cell>
          <table:table-cell office:value-type="float" office:value="1.58" calcext:value-type="float">
            <text:p>1,58</text:p>
          </table:table-cell>
          <table:table-cell office:value-type="float" office:value="1.56" calcext:value-type="float">
            <text:p>1,56</text:p>
          </table:table-cell>
          <table:table-cell office:value-type="float" office:value="1.31" calcext:value-type="float">
            <text:p>1,31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51" calcext:value-type="float">
            <text:p>1,51</text:p>
          </table:table-cell>
          <table:table-cell office:value-type="float" office:value="1.67" calcext:value-type="float">
            <text:p>1,67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5" calcext:value-type="float">
            <text:p>2,55</text:p>
          </table:table-cell>
          <table:table-cell office:value-type="float" office:value="1.96" calcext:value-type="float">
            <text:p>1,96</text:p>
          </table:table-cell>
          <table:table-cell office:value-type="float" office:value="2.58" calcext:value-type="float">
            <text:p>2,58</text:p>
          </table:table-cell>
          <table:table-cell office:value-type="float" office:value="1.4" calcext:value-type="float">
            <text:p>1,4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6" calcext:value-type="float">
            <text:p>1,46</text:p>
          </table:table-cell>
          <table:table-cell office:value-type="float" office:value="1.77" calcext:value-type="float">
            <text:p>1,77</text:p>
          </table:table-cell>
          <table:table-cell office:value-type="float" office:value="1.67" calcext:value-type="float">
            <text:p>1,67</text:p>
          </table:table-cell>
          <table:table-cell office:value-type="float" office:value="1.76" calcext:value-type="float">
            <text:p>1,76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51" calcext:value-type="float">
            <text:p>1,51</text:p>
          </table:table-cell>
          <table:table-cell office:value-type="float" office:value="1.68" calcext:value-type="float">
            <text:p>1,68</text:p>
          </table:table-cell>
          <table:table-cell office:value-type="float" office:value="1.78" calcext:value-type="float">
            <text:p>1,7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69" calcext:value-type="float">
            <text:p>1,69</text:p>
          </table:table-cell>
          <table:table-cell office:value-type="float" office:value="1.71" calcext:value-type="float">
            <text:p>1,71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88" calcext:value-type="float">
            <text:p>1,88</text:p>
          </table:table-cell>
          <table:table-cell office:value-type="float" office:value="2.31" calcext:value-type="float">
            <text:p>2,31</text:p>
          </table:table-cell>
          <table:table-cell office:value-type="float" office:value="2.42" calcext:value-type="float">
            <text:p>2,42</text:p>
          </table:table-cell>
          <table:table-cell office:value-type="float" office:value="2.05" calcext:value-type="float">
            <text:p>2,0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86" calcext:value-type="float">
            <text:p>1,86</text:p>
          </table:table-cell>
          <table:table-cell office:value-type="float" office:value="1.81" calcext:value-type="float">
            <text:p>1,81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,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,12</text:p>
          </table:table-cell>
          <table:table-cell office:value-type="float" office:value="2.21" calcext:value-type="float">
            <text:p>2,21</text:p>
          </table:table-cell>
          <table:table-cell office:value-type="float" office:value="1.89" calcext:value-type="float">
            <text:p>1,89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4" calcext:value-type="float">
            <text:p>2,24</text:p>
          </table:table-cell>
          <table:table-cell office:value-type="float" office:value="2.71" calcext:value-type="float">
            <text:p>2,71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16" calcext:value-type="float">
            <text:p>2,16</text:p>
          </table:table-cell>
          <table:table-cell office:value-type="float" office:value="2.1" calcext:value-type="float">
            <text:p>2,1</text:p>
          </table:table-cell>
          <table:table-cell office:value-type="float" office:value="1.83" calcext:value-type="float">
            <text:p>1,83</text:p>
          </table:table-cell>
          <table:table-cell table:number-columns-repeated="2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41" calcext:value-type="float">
            <text:p>2,41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,35</text:p>
          </table:table-cell>
          <table:table-cell table:number-columns-repeated="2"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18" calcext:value-type="float">
            <text:p>2,18</text:p>
          </table:table-cell>
          <table:table-cell office:value-type="float" office:value="1.86" calcext:value-type="float">
            <text:p>1,86</text:p>
          </table:table-cell>
          <table:table-cell office:value-type="float" office:value="2.06" calcext:value-type="float">
            <text:p>2,06</text:p>
          </table:table-cell>
          <table:table-cell table:number-columns-repeated="2"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35" calcext:value-type="float">
            <text:p>2,35</text:p>
          </table:table-cell>
          <table:table-cell office:value-type="float" office:value="2.42" calcext:value-type="float">
            <text:p>2,42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3" calcext:value-type="float">
            <text:p>2,63</text:p>
          </table:table-cell>
          <table:table-cell office:value-type="float" office:value="2.98" calcext:value-type="float">
            <text:p>2,98</text:p>
          </table:table-cell>
          <table:table-cell office:value-type="float" office:value="2.45" calcext:value-type="float">
            <text:p>2,45</text:p>
          </table:table-cell>
          <table:table-cell table:number-columns-repeated="2"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48" calcext:value-type="float">
            <text:p>2,48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56" calcext:value-type="float">
            <text:p>2,56</text:p>
          </table:table-cell>
          <table:table-cell office:value-type="float" office:value="2.48" calcext:value-type="float">
            <text:p>2,48</text:p>
          </table:table-cell>
          <table:table-cell office:value-type="float" office:value="2.75" calcext:value-type="float">
            <text:p>2,75</text:p>
          </table:table-cell>
          <table:table-cell office:value-type="float" office:value="2.38" calcext:value-type="float">
            <text:p>2,38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6" calcext:value-type="float">
            <text:p>2,6</text:p>
          </table:table-cell>
          <table:table-cell office:value-type="float" office:value="2.39" calcext:value-type="float">
            <text:p>2,39</text:p>
          </table:table-cell>
          <table:table-cell office:value-type="float" office:value="2.86" calcext:value-type="float">
            <text:p>2,86</text:p>
          </table:table-cell>
          <table:table-cell office:value-type="float" office:value="2.7" calcext:value-type="float">
            <text:p>2,7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71" calcext:value-type="float">
            <text:p>2,71</text:p>
          </table:table-cell>
          <table:table-cell office:value-type="float" office:value="2.61" calcext:value-type="float">
            <text:p>2,61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.92" calcext:value-type="float">
            <text:p>2,9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" calcext:value-type="float">
            <text:p>2,9</text:p>
          </table:table-cell>
          <table:table-cell office:value-type="float" office:value="2.98" calcext:value-type="float">
            <text:p>2,98</text:p>
          </table:table-cell>
          <table:table-cell office:value-type="float" office:value="3.07" calcext:value-type="float">
            <text:p>3,07</text:p>
          </table:table-cell>
          <table:table-cell table:number-columns-repeated="2"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74" calcext:value-type="float">
            <text:p>2,74</text:p>
          </table:table-cell>
          <table:table-cell office:value-type="float" office:value="2.88" calcext:value-type="float">
            <text:p>2,88</text:p>
          </table:table-cell>
          <table:table-cell office:value-type="float" office:value="2.82" calcext:value-type="float">
            <text:p>2,82</text:p>
          </table:table-cell>
          <table:table-cell table:number-columns-repeated="2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66" calcext:value-type="float">
            <text:p>2,66</text:p>
          </table:table-cell>
          <table:table-cell office:value-type="float" office:value="3.8" calcext:value-type="float">
            <text:p>3,8</text:p>
          </table:table-cell>
          <table:table-cell office:value-type="float" office:value="3.64" calcext:value-type="float">
            <text:p>3,64</text:p>
          </table:table-cell>
          <table:table-cell office:value-type="float" office:value="2.81" calcext:value-type="float">
            <text:p>2,8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49" calcext:value-type="float">
            <text:p>3,49</text:p>
          </table:table-cell>
          <table:table-cell office:value-type="float" office:value="3.2" calcext:value-type="float">
            <text:p>3,2</text:p>
          </table:table-cell>
          <table:table-cell office:value-type="float" office:value="3.69" calcext:value-type="float">
            <text:p>3,69</text:p>
          </table:table-cell>
          <table:table-cell office:value-type="float" office:value="3.44" calcext:value-type="float">
            <text:p>3,44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.19" calcext:value-type="float">
            <text:p>3,19</text:p>
          </table:table-cell>
          <table:table-cell office:value-type="float" office:value="2.55" calcext:value-type="float">
            <text:p>2,55</text:p>
          </table:table-cell>
          <table:table-cell office:value-type="float" office:value="3.34" calcext:value-type="float">
            <text:p>3,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2" calcext:value-type="float">
            <text:p>2,92</text:p>
          </table:table-cell>
          <table:table-cell office:value-type="float" office:value="3.21" calcext:value-type="float">
            <text:p>3,21</text:p>
          </table:table-cell>
          <table:table-cell office:value-type="float" office:value="3.34" calcext:value-type="float">
            <text:p>3,34</text:p>
          </table:table-cell>
          <table:table-cell table:number-columns-repeated="2"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76" calcext:value-type="float">
            <text:p>2,76</text:p>
          </table:table-cell>
          <table:table-cell office:value-type="float" office:value="3.47" calcext:value-type="float">
            <text:p>3,47</text:p>
          </table:table-cell>
          <table:table-cell office:value-type="float" office:value="3.52" calcext:value-type="float">
            <text:p>3,52</text:p>
          </table:table-cell>
          <table:table-cell table:number-columns-repeated="2"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55" calcext:value-type="float">
            <text:p>3,55</text:p>
          </table:table-cell>
          <table:table-cell office:value-type="float" office:value="2.75" calcext:value-type="float">
            <text:p>2,75</text:p>
          </table:table-cell>
          <table:table-cell office:value-type="float" office:value="3.8" calcext:value-type="float">
            <text:p>3,8</text:p>
          </table:table-cell>
          <table:table-cell office:value-type="float" office:value="3.79" calcext:value-type="float">
            <text:p>3,7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41" calcext:value-type="float">
            <text:p>3,41</text:p>
          </table:table-cell>
          <table:table-cell office:value-type="float" office:value="3.77" calcext:value-type="float">
            <text:p>3,77</text:p>
          </table:table-cell>
          <table:table-cell office:value-type="float" office:value="3.39" calcext:value-type="float">
            <text:p>3,39</text:p>
          </table:table-cell>
          <table:table-cell table:number-columns-repeated="2" office:value-type="float" office:value="4.17" calcext:value-type="float">
            <text:p>4,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56" calcext:value-type="float">
            <text:p>3,56</text:p>
          </table:table-cell>
          <table:table-cell office:value-type="float" office:value="3.29" calcext:value-type="float">
            <text:p>3,29</text:p>
          </table:table-cell>
          <table:table-cell office:value-type="float" office:value="3.91" calcext:value-type="float">
            <text:p>3,91</text:p>
          </table:table-cell>
          <table:table-cell office:value-type="float" office:value="3.3" calcext:value-type="float">
            <text:p>3,3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5" calcext:value-type="float">
            <text:p>3,5</text:p>
          </table:table-cell>
          <table:table-cell office:value-type="float" office:value="2.98" calcext:value-type="float">
            <text:p>2,98</text:p>
          </table:table-cell>
          <table:table-cell office:value-type="float" office:value="4.41" calcext:value-type="float">
            <text:p>4,41</text:p>
          </table:table-cell>
          <table:table-cell table:number-columns-repeated="2" office:value-type="float" office:value="4.68" calcext:value-type="float">
            <text:p>4,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64" calcext:value-type="float">
            <text:p>4,64</text:p>
          </table:table-cell>
          <table:table-cell office:value-type="float" office:value="4.36" calcext:value-type="float">
            <text:p>4,36</text:p>
          </table:table-cell>
          <table:table-cell office:value-type="float" office:value="3.73" calcext:value-type="float">
            <text:p>3,73</text:p>
          </table:table-cell>
          <table:table-cell office:value-type="float" office:value="4.01" calcext:value-type="float">
            <text:p>4,01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table:number-columns-repeated="2"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09" calcext:value-type="float">
            <text:p>4,09</text:p>
          </table:table-cell>
          <table:table-cell office:value-type="float" office:value="3.47" calcext:value-type="float">
            <text:p>3,47</text:p>
          </table:table-cell>
          <table:table-cell office:value-type="float" office:value="4.09" calcext:value-type="float">
            <text:p>4,09</text:p>
          </table:table-cell>
          <table:table-cell table:number-columns-repeated="2"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07" calcext:value-type="float">
            <text:p>5,07</text:p>
          </table:table-cell>
          <table:table-cell office:value-type="float" office:value="4.75" calcext:value-type="float">
            <text:p>4,75</text:p>
          </table:table-cell>
          <table:table-cell office:value-type="float" office:value="4.29" calcext:value-type="float">
            <text:p>4,29</text:p>
          </table:table-cell>
          <table:table-cell table:number-columns-repeated="2" office:value-type="float" office:value="5.37" calcext:value-type="float">
            <text:p>5,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42" calcext:value-type="float">
            <text:p>4,42</text:p>
          </table:table-cell>
          <table:table-cell office:value-type="float" office:value="4.72" calcext:value-type="float">
            <text:p>4,72</text:p>
          </table:table-cell>
          <table:table-cell office:value-type="float" office:value="4.99" calcext:value-type="float">
            <text:p>4,99</text:p>
          </table:table-cell>
          <table:table-cell office:value-type="float" office:value="4.76" calcext:value-type="float">
            <text:p>4,76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65" calcext:value-type="float">
            <text:p>4,65</text:p>
          </table:table-cell>
          <table:table-cell office:value-type="float" office:value="4.05" calcext:value-type="float">
            <text:p>4,05</text:p>
          </table:table-cell>
          <table:table-cell office:value-type="float" office:value="4.35" calcext:value-type="float">
            <text:p>4,35</text:p>
          </table:table-cell>
          <table:table-cell table:number-columns-repeated="2" office:value-type="float" office:value="5.28" calcext:value-type="float">
            <text:p>5,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55" calcext:value-type="float">
            <text:p>4,55</text:p>
          </table:table-cell>
          <table:table-cell office:value-type="float" office:value="4.64" calcext:value-type="float">
            <text:p>4,64</text:p>
          </table:table-cell>
          <table:table-cell office:value-type="float" office:value="5.4" calcext:value-type="float">
            <text:p>5,4</text:p>
          </table:table-cell>
          <table:table-cell office:value-type="float" office:value="5.22" calcext:value-type="float">
            <text:p>5,22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37" calcext:value-type="float">
            <text:p>4,37</text:p>
          </table:table-cell>
          <table:table-cell office:value-type="float" office:value="5.12" calcext:value-type="float">
            <text:p>5,12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93" calcext:value-type="float">
            <text:p>4,93</text:p>
          </table:table-cell>
          <table:table-cell office:value-type="float" office:value="4.68" calcext:value-type="float">
            <text:p>4,68</text:p>
          </table:table-cell>
          <table:table-cell office:value-type="float" office:value="5.28" calcext:value-type="float">
            <text:p>5,28</text:p>
          </table:table-cell>
          <table:table-cell table:number-columns-repeated="2" office:value-type="float" office:value="5.83" calcext:value-type="float">
            <text:p>5,8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22" calcext:value-type="float">
            <text:p>4,22</text:p>
          </table:table-cell>
          <table:table-cell office:value-type="float" office:value="4.57" calcext:value-type="float">
            <text:p>4,57</text:p>
          </table:table-cell>
          <table:table-cell office:value-type="float" office:value="4.14" calcext:value-type="float">
            <text:p>4,14</text:p>
          </table:table-cell>
          <table:table-cell table:number-columns-repeated="2" office:value-type="float" office:value="5.62" calcext:value-type="float">
            <text:p>5,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62" calcext:value-type="float">
            <text:p>4,62</text:p>
          </table:table-cell>
          <table:table-cell office:value-type="float" office:value="5.18" calcext:value-type="float">
            <text:p>5,18</text:p>
          </table:table-cell>
          <table:table-cell office:value-type="float" office:value="5.68" calcext:value-type="float">
            <text:p>5,68</text:p>
          </table:table-cell>
          <table:table-cell table:number-columns-repeated="2" office:value-type="float" office:value="6.47" calcext:value-type="float">
            <text:p>6,4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64" calcext:value-type="float">
            <text:p>5,64</text:p>
          </table:table-cell>
          <table:table-cell office:value-type="float" office:value="4.72" calcext:value-type="float">
            <text:p>4,72</text:p>
          </table:table-cell>
          <table:table-cell office:value-type="float" office:value="4.32" calcext:value-type="float">
            <text:p>4,32</text:p>
          </table:table-cell>
          <table:table-cell table:number-columns-repeated="2" office:value-type="float" office:value="5.73" calcext:value-type="float">
            <text:p>5,7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81" calcext:value-type="float">
            <text:p>4,81</text:p>
          </table:table-cell>
          <table:table-cell office:value-type="float" office:value="5.68" calcext:value-type="float">
            <text:p>5,68</text:p>
          </table:table-cell>
          <table:table-cell office:value-type="float" office:value="5.75" calcext:value-type="float">
            <text:p>5,75</text:p>
          </table:table-cell>
          <table:table-cell office:value-type="float" office:value="5.51" calcext:value-type="float">
            <text:p>5,51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32" calcext:value-type="float">
            <text:p>4,32</text:p>
          </table:table-cell>
          <table:table-cell office:value-type="float" office:value="4.33" calcext:value-type="float">
            <text:p>4,33</text:p>
          </table:table-cell>
          <table:table-cell office:value-type="float" office:value="5.92" calcext:value-type="float">
            <text:p>5,92</text:p>
          </table:table-cell>
          <table:table-cell office:value-type="float" office:value="5.44" calcext:value-type="float">
            <text:p>5,44</text:p>
          </table:table-cell>
          <table:table-cell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9" calcext:value-type="float">
            <text:p>4,79</text:p>
          </table:table-cell>
          <table:table-cell office:value-type="float" office:value="4.7" calcext:value-type="float">
            <text:p>4,7</text:p>
          </table:table-cell>
          <table:table-cell office:value-type="float" office:value="4.66" calcext:value-type="float">
            <text:p>4,66</text:p>
          </table:table-cell>
          <table:table-cell table:number-columns-repeated="2"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4" calcext:value-type="float">
            <text:p>5,4</text:p>
          </table:table-cell>
          <table:table-cell office:value-type="float" office:value="5.36" calcext:value-type="float">
            <text:p>5,36</text:p>
          </table:table-cell>
          <table:table-cell office:value-type="float" office:value="6.23" calcext:value-type="float">
            <text:p>6,23</text:p>
          </table:table-cell>
          <table:table-cell office:value-type="float" office:value="5.55" calcext:value-type="float">
            <text:p>5,55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7" calcext:value-type="float">
            <text:p>5,7</text:p>
          </table:table-cell>
          <table:table-cell office:value-type="float" office:value="5.62" calcext:value-type="float">
            <text:p>5,62</text:p>
          </table:table-cell>
          <table:table-cell office:value-type="float" office:value="4.9" calcext:value-type="float">
            <text:p>4,9</text:p>
          </table:table-cell>
          <table:table-cell office:value-type="float" office:value="5.43" calcext:value-type="float">
            <text:p>5,43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77" calcext:value-type="float">
            <text:p>4,77</text:p>
          </table:table-cell>
          <table:table-cell office:value-type="float" office:value="5.28" calcext:value-type="float">
            <text:p>5,28</text:p>
          </table:table-cell>
          <table:table-cell office:value-type="float" office:value="5.41" calcext:value-type="float">
            <text:p>5,41</text:p>
          </table:table-cell>
          <table:table-cell table:number-columns-repeated="2"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95" calcext:value-type="float">
            <text:p>4,95</text:p>
          </table:table-cell>
          <table:table-cell office:value-type="float" office:value="6.21" calcext:value-type="float">
            <text:p>6,21</text:p>
          </table:table-cell>
          <table:table-cell office:value-type="float" office:value="6.75" calcext:value-type="float">
            <text:p>6,75</text:p>
          </table:table-cell>
          <table:table-cell office:value-type="float" office:value="6.11" calcext:value-type="float">
            <text:p>6,11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31" calcext:value-type="float">
            <text:p>6,31</text:p>
          </table:table-cell>
          <table:table-cell office:value-type="float" office:value="5.63" calcext:value-type="float">
            <text:p>5,63</text:p>
          </table:table-cell>
          <table:table-cell office:value-type="float" office:value="6.21" calcext:value-type="float">
            <text:p>6,21</text:p>
          </table:table-cell>
          <table:table-cell office:value-type="float" office:value="5.87" calcext:value-type="float">
            <text:p>5,87</text:p>
          </table:table-cell>
          <table:table-cell office:value-type="float" office:value="6.31" calcext:value-type="float">
            <text:p>6,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31" calcext:value-type="float">
            <text:p>6,31</text:p>
          </table:table-cell>
          <table:table-cell office:value-type="float" office:value="6.19" calcext:value-type="float">
            <text:p>6,19</text:p>
          </table:table-cell>
          <table:table-cell office:value-type="float" office:value="6.27" calcext:value-type="float">
            <text:p>6,27</text:p>
          </table:table-cell>
          <table:table-cell table:number-columns-repeated="2" office:value-type="float" office:value="6.62" calcext:value-type="float">
            <text:p>6,6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97" calcext:value-type="float">
            <text:p>5,97</text:p>
          </table:table-cell>
          <table:table-cell office:value-type="float" office:value="6.28" calcext:value-type="float">
            <text:p>6,28</text:p>
          </table:table-cell>
          <table:table-cell office:value-type="float" office:value="5.73" calcext:value-type="float">
            <text:p>5,73</text:p>
          </table:table-cell>
          <table:table-cell office:value-type="float" office:value="5.82" calcext:value-type="float">
            <text:p>5,82</text:p>
          </table:table-cell>
          <table:table-cell office:value-type="float" office:value="6.28" calcext:value-type="float">
            <text:p>6,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95" calcext:value-type="float">
            <text:p>5,95</text:p>
          </table:table-cell>
          <table:table-cell office:value-type="float" office:value="5.26" calcext:value-type="float">
            <text:p>5,26</text:p>
          </table:table-cell>
          <table:table-cell office:value-type="float" office:value="6.94" calcext:value-type="float">
            <text:p>6,94</text:p>
          </table:table-cell>
          <table:table-cell office:value-type="float" office:value="6.72" calcext:value-type="float">
            <text:p>6,72</text:p>
          </table:table-cell>
          <table:table-cell office:value-type="float" office:value="6.94" calcext:value-type="float">
            <text:p>6,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15" calcext:value-type="float">
            <text:p>6,15</text:p>
          </table:table-cell>
          <table:table-cell office:value-type="float" office:value="6.74" calcext:value-type="float">
            <text:p>6,74</text:p>
          </table:table-cell>
          <table:table-cell office:value-type="float" office:value="6.44" calcext:value-type="float">
            <text:p>6,44</text:p>
          </table:table-cell>
          <table:table-cell office:value-type="float" office:value="6.3" calcext:value-type="float">
            <text:p>6,3</text:p>
          </table:table-cell>
          <table:table-cell office:value-type="float" office:value="6.74" calcext:value-type="float">
            <text:p>6,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6.07" calcext:value-type="float">
            <text:p>6,07</text:p>
          </table:table-cell>
          <table:table-cell office:value-type="float" office:value="6.33" calcext:value-type="float">
            <text:p>6,33</text:p>
          </table:table-cell>
          <table:table-cell table:number-columns-repeated="2"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24" calcext:value-type="float">
            <text:p>6,24</text:p>
          </table:table-cell>
          <table:table-cell office:value-type="float" office:value="6.06" calcext:value-type="float">
            <text:p>6,06</text:p>
          </table:table-cell>
          <table:table-cell office:value-type="float" office:value="6.75" calcext:value-type="float">
            <text:p>6,75</text:p>
          </table:table-cell>
          <table:table-cell office:value-type="float" office:value="6.16" calcext:value-type="float">
            <text:p>6,16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25" calcext:value-type="float">
            <text:p>6,25</text:p>
          </table:table-cell>
          <table:table-cell office:value-type="float" office:value="6.23" calcext:value-type="float">
            <text:p>6,23</text:p>
          </table:table-cell>
          <table:table-cell office:value-type="float" office:value="7.03" calcext:value-type="float">
            <text:p>7,03</text:p>
          </table:table-cell>
          <table:table-cell office:value-type="float" office:value="6.93" calcext:value-type="float">
            <text:p>6,93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57" calcext:value-type="float">
            <text:p>6,57</text:p>
          </table:table-cell>
          <table:table-cell office:value-type="float" office:value="6.72" calcext:value-type="float">
            <text:p>6,72</text:p>
          </table:table-cell>
          <table:table-cell office:value-type="float" office:value="6.24" calcext:value-type="float">
            <text:p>6,24</text:p>
          </table:table-cell>
          <table:table-cell office:value-type="float" office:value="6.45" calcext:value-type="float">
            <text:p>6,45</text:p>
          </table:table-cell>
          <table:table-cell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99" calcext:value-type="float">
            <text:p>5,99</text:p>
          </table:table-cell>
          <table:table-cell office:value-type="float" office:value="6.47" calcext:value-type="float">
            <text:p>6,47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7.48" calcext:value-type="float">
            <text:p>7,4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3" calcext:value-type="float">
            <text:p>6,3</text:p>
          </table:table-cell>
          <table:table-cell office:value-type="float" office:value="6.71" calcext:value-type="float">
            <text:p>6,71</text:p>
          </table:table-cell>
          <table:table-cell office:value-type="float" office:value="7.81" calcext:value-type="float">
            <text:p>7,81</text:p>
          </table:table-cell>
          <table:table-cell office:value-type="float" office:value="7.23" calcext:value-type="float">
            <text:p>7,23</text:p>
          </table:table-cell>
          <table:table-cell office:value-type="float" office:value="7.81" calcext:value-type="float">
            <text:p>7,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11" calcext:value-type="float">
            <text:p>6,11</text:p>
          </table:table-cell>
          <table:table-cell office:value-type="float" office:value="5.93" calcext:value-type="float">
            <text:p>5,93</text:p>
          </table:table-cell>
          <table:table-cell office:value-type="float" office:value="7.11" calcext:value-type="float">
            <text:p>7,11</text:p>
          </table:table-cell>
          <table:table-cell table:number-columns-repeated="2" office:value-type="float" office:value="7.42" calcext:value-type="float">
            <text:p>7,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4" calcext:value-type="float">
            <text:p>6,74</text:p>
          </table:table-cell>
          <table:table-cell office:value-type="float" office:value="6.48" calcext:value-type="float">
            <text:p>6,48</text:p>
          </table:table-cell>
          <table:table-cell office:value-type="float" office:value="6.9" calcext:value-type="float">
            <text:p>6,9</text:p>
          </table:table-cell>
          <table:table-cell table:number-columns-repeated="2"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2" calcext:value-type="float">
            <text:p>6,72</text:p>
          </table:table-cell>
          <table:table-cell office:value-type="float" office:value="6.98" calcext:value-type="float">
            <text:p>6,98</text:p>
          </table:table-cell>
          <table:table-cell office:value-type="float" office:value="8.13" calcext:value-type="float">
            <text:p>8,13</text:p>
          </table:table-cell>
          <table:table-cell office:value-type="float" office:value="6.79" calcext:value-type="float">
            <text:p>6,79</text:p>
          </table:table-cell>
          <table:table-cell office:value-type="float" office:value="8.13" calcext:value-type="float">
            <text:p>8,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5" calcext:value-type="float">
            <text:p>6,65</text:p>
          </table:table-cell>
          <table:table-cell office:value-type="float" office:value="7.6" calcext:value-type="float">
            <text:p>7,6</text:p>
          </table:table-cell>
          <table:table-cell office:value-type="float" office:value="7.47" calcext:value-type="float">
            <text:p>7,47</text:p>
          </table:table-cell>
          <table:table-cell office:value-type="float" office:value="7.57" calcext:value-type="float">
            <text:p>7,5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5" calcext:value-type="float">
            <text:p>6,55</text:p>
          </table:table-cell>
          <table:table-cell office:value-type="float" office:value="7.21" calcext:value-type="float">
            <text:p>7,21</text:p>
          </table:table-cell>
          <table:table-cell office:value-type="float" office:value="7.76" calcext:value-type="float">
            <text:p>7,76</text:p>
          </table:table-cell>
          <table:table-cell office:value-type="float" office:value="6.96" calcext:value-type="float">
            <text:p>6,96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13" calcext:value-type="float">
            <text:p>7,13</text:p>
          </table:table-cell>
          <table:table-cell office:value-type="float" office:value="7.53" calcext:value-type="float">
            <text:p>7,53</text:p>
          </table:table-cell>
          <table:table-cell office:value-type="float" office:value="7.97" calcext:value-type="float">
            <text:p>7,97</text:p>
          </table:table-cell>
          <table:table-cell table:number-columns-repeated="2" office:value-type="float" office:value="8.91" calcext:value-type="float">
            <text:p>8,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3" calcext:value-type="float">
            <text:p>6,63</text:p>
          </table:table-cell>
          <table:table-cell office:value-type="float" office:value="8.35" calcext:value-type="float">
            <text:p>8,35</text:p>
          </table:table-cell>
          <table:table-cell office:value-type="float" office:value="6.99" calcext:value-type="float">
            <text:p>6,99</text:p>
          </table:table-cell>
          <table:table-cell table:number-columns-repeated="2" office:value-type="float" office:value="8.77" calcext:value-type="float">
            <text:p>8,7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03" calcext:value-type="float">
            <text:p>7,03</text:p>
          </table:table-cell>
          <table:table-cell office:value-type="float" office:value="8.4" calcext:value-type="float">
            <text:p>8,4</text:p>
          </table:table-cell>
          <table:table-cell office:value-type="float" office:value="8.62" calcext:value-type="float">
            <text:p>8,62</text:p>
          </table:table-cell>
          <table:table-cell office:value-type="float" office:value="7.8" calcext:value-type="float">
            <text:p>7,8</text:p>
          </table:table-cell>
          <table:table-cell office:value-type="float" office:value="8.62" calcext:value-type="float">
            <text:p>8,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97" calcext:value-type="float">
            <text:p>7,97</text:p>
          </table:table-cell>
          <table:table-cell office:value-type="float" office:value="8.45" calcext:value-type="float">
            <text:p>8,45</text:p>
          </table:table-cell>
          <table:table-cell office:value-type="float" office:value="8.7" calcext:value-type="float">
            <text:p>8,7</text:p>
          </table:table-cell>
          <table:table-cell table:number-columns-repeated="2"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13" calcext:value-type="float">
            <text:p>7,13</text:p>
          </table:table-cell>
          <table:table-cell office:value-type="float" office:value="6.5" calcext:value-type="float">
            <text:p>6,5</text:p>
          </table:table-cell>
          <table:table-cell office:value-type="float" office:value="7.46" calcext:value-type="float">
            <text:p>7,46</text:p>
          </table:table-cell>
          <table:table-cell table:number-columns-repeated="2" office:value-type="float" office:value="8.31" calcext:value-type="float">
            <text:p>8,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9" calcext:value-type="float">
            <text:p>6,89</text:p>
          </table:table-cell>
          <table:table-cell office:value-type="float" office:value="8.53" calcext:value-type="float">
            <text:p>8,53</text:p>
          </table:table-cell>
          <table:table-cell office:value-type="float" office:value="8.98" calcext:value-type="float">
            <text:p>8,98</text:p>
          </table:table-cell>
          <table:table-cell office:value-type="float" office:value="8.07" calcext:value-type="float">
            <text:p>8,07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54" calcext:value-type="float">
            <text:p>8,54</text:p>
          </table:table-cell>
          <table:table-cell office:value-type="float" office:value="7.7" calcext:value-type="float">
            <text:p>7,7</text:p>
          </table:table-cell>
          <table:table-cell office:value-type="float" office:value="8.01" calcext:value-type="float">
            <text:p>8,01</text:p>
          </table:table-cell>
          <table:table-cell office:value-type="float" office:value="8.39" calcext:value-type="float">
            <text:p>8,39</text:p>
          </table:table-cell>
          <table:table-cell office:value-type="float" office:value="8.54" calcext:value-type="float">
            <text:p>8,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01" calcext:value-type="float">
            <text:p>7,01</text:p>
          </table:table-cell>
          <table:table-cell office:value-type="float" office:value="7.39" calcext:value-type="float">
            <text:p>7,39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45" calcext:value-type="float">
            <text:p>7,45</text:p>
          </table:table-cell>
          <table:table-cell office:value-type="float" office:value="7.89" calcext:value-type="float">
            <text:p>7,89</text:p>
          </table:table-cell>
          <table:table-cell office:value-type="float" office:value="8.75" calcext:value-type="float">
            <text:p>8,75</text:p>
          </table:table-cell>
          <table:table-cell office:value-type="float" office:value="7.84" calcext:value-type="float">
            <text:p>7,8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8.7" calcext:value-type="float">
            <text:p>8,7</text:p>
          </table:table-cell>
          <table:table-cell table:style-name="ce15" office:value-type="float" office:value="8.43" calcext:value-type="float">
            <text:p>8,43</text:p>
          </table:table-cell>
          <table:table-cell table:style-name="ce15" office:value-type="float" office:value="8.54" calcext:value-type="float">
            <text:p>8,54</text:p>
          </table:table-cell>
          <table:table-cell table:style-name="ce19" office:value-type="float" office:value="9.13" calcext:value-type="float">
            <text:p>9,13</text:p>
          </table:table-cell>
          <table:table-cell table:style-name="ce25" office:value-type="float" office:value="9.13" calcext:value-type="float">
            <text:p>9,13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8.7" calcext:value-type="float">
            <text:p>8,7</text:p>
          </table:table-cell>
          <table:table-cell table:style-name="ce16" office:value-type="float" office:value="8.53" calcext:value-type="float">
            <text:p>8,53</text:p>
          </table:table-cell>
          <table:table-cell table:style-name="ce16" office:value-type="float" office:value="8.98" calcext:value-type="float">
            <text:p>8,98</text:p>
          </table:table-cell>
          <table:table-cell table:style-name="ce20" office:value-type="float" office:value="9.13" calcext:value-type="float">
            <text:p>9,13</text:p>
          </table:table-cell>
          <table:table-cell table:style-name="ce26" office:value-type="float" office:value="9.13" calcext:value-type="float">
            <text:p>9,13</text:p>
          </table:table-cell>
        </table:table-row>
      </table:table>
      <table:table table:name="Foglio3" table:style-name="ta1">
        <table:shapes>
          <draw:frame draw:z-index="0" draw:style-name="gr1" draw:text-style-name="P1" svg:width="362.03mm" svg:height="215.95mm" svg:x="0.01mm" svg:y="0.0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Tabella pivot_main8T_1'.A1:'Tabella pivot_main8T_1'.F103" table:buttons="'Tabella pivot_main8T_1'.A2 'Tabella pivot_main8T_1'.B1" table:show-filter-button="false" table:drill-down-on-double-click="false">
          <table:source-cell-range table:cell-range-address="main8T.A1:main8T.C4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8" table:display="true" table:show-details="true"/>
                <table:data-pilot-member table:name="2_4" table:display="true" table:show-details="true"/>
                <table:data-pilot-member table:name="4_2" table:display="true" table:show-details="true"/>
                <table:data-pilot-member table:name="8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1" table:display="true" table:show-details="true"/>
                <table:data-pilot-member table:name="0,04" table:display="true" table:show-details="true"/>
                <table:data-pilot-member table:name="0,09" table:display="true" table:show-details="true"/>
                <table:data-pilot-member table:name="0,13" table:display="true" table:show-details="true"/>
                <table:data-pilot-member table:name="0,16" table:display="true" table:show-details="true"/>
                <table:data-pilot-member table:name="0,17" table:display="true" table:show-details="true"/>
                <table:data-pilot-member table:name="0,26" table:display="true" table:show-details="true"/>
                <table:data-pilot-member table:name="0,27" table:display="true" table:show-details="true"/>
                <table:data-pilot-member table:name="0,28" table:display="true" table:show-details="true"/>
                <table:data-pilot-member table:name="0,34" table:display="true" table:show-details="true"/>
                <table:data-pilot-member table:name="0,36" table:display="true" table:show-details="true"/>
                <table:data-pilot-member table:name="0,38" table:display="true" table:show-details="true"/>
                <table:data-pilot-member table:name="0,45" table:display="true" table:show-details="true"/>
                <table:data-pilot-member table:name="0,47" table:display="true" table:show-details="true"/>
                <table:data-pilot-member table:name="0,52" table:display="true" table:show-details="true"/>
                <table:data-pilot-member table:name="0,53" table:display="true" table:show-details="true"/>
                <table:data-pilot-member table:name="0,55" table:display="true" table:show-details="true"/>
                <table:data-pilot-member table:name="0,57" table:display="true" table:show-details="true"/>
                <table:data-pilot-member table:name="0,61" table:display="true" table:show-details="true"/>
                <table:data-pilot-member table:name="0,62" table:display="true" table:show-details="true"/>
                <table:data-pilot-member table:name="0,65" table:display="true" table:show-details="true"/>
                <table:data-pilot-member table:name="0,69" table:display="true" table:show-details="true"/>
                <table:data-pilot-member table:name="0,7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81" table:display="true" table:show-details="true"/>
                <table:data-pilot-member table:name="0,84" table:display="true" table:show-details="true"/>
                <table:data-pilot-member table:name="0,85" table:display="true" table:show-details="true"/>
                <table:data-pilot-member table:name="0,86" table:display="true" table:show-details="true"/>
                <table:data-pilot-member table:name="0,87" table:display="true" table:show-details="true"/>
                <table:data-pilot-member table:name="0,89" table:display="true" table:show-details="true"/>
                <table:data-pilot-member table:name="0,91" table:display="true" table:show-details="true"/>
                <table:data-pilot-member table:name="0,93" table:display="true" table:show-details="true"/>
                <table:data-pilot-member table:name="0,94" table:display="true" table:show-details="true"/>
                <table:data-pilot-member table:name="0,95" table:display="true" table:show-details="true"/>
                <table:data-pilot-member table:name="0,96" table:display="true" table:show-details="true"/>
                <table:data-pilot-member table:name="1,02" table:display="true" table:show-details="true"/>
                <table:data-pilot-member table:name="1,05" table:display="true" table:show-details="true"/>
                <table:data-pilot-member table:name="1,13" table:display="true" table:show-details="true"/>
                <table:data-pilot-member table:name="1,16" table:display="true" table:show-details="true"/>
                <table:data-pilot-member table:name="1,18" table:display="true" table:show-details="true"/>
                <table:data-pilot-member table:name="1,24" table:display="true" table:show-details="true"/>
                <table:data-pilot-member table:name="1,28" table:display="true" table:show-details="true"/>
                <table:data-pilot-member table:name="1,29" table:display="true" table:show-details="true"/>
                <table:data-pilot-member table:name="1,31" table:display="true" table:show-details="true"/>
                <table:data-pilot-member table:name="1,33" table:display="true" table:show-details="true"/>
                <table:data-pilot-member table:name="1,35" table:display="true" table:show-details="true"/>
                <table:data-pilot-member table:name="1,36" table:display="true" table:show-details="true"/>
                <table:data-pilot-member table:name="1,38" table:display="true" table:show-details="true"/>
                <table:data-pilot-member table:name="1,4" table:display="true" table:show-details="true"/>
                <table:data-pilot-member table:name="1,44" table:display="true" table:show-details="true"/>
                <table:data-pilot-member table:name="1,46" table:display="true" table:show-details="true"/>
                <table:data-pilot-member table:name="1,47" table:display="true" table:show-details="true"/>
                <table:data-pilot-member table:name="1,51" table:display="true" table:show-details="true"/>
                <table:data-pilot-member table:name="1,56" table:display="true" table:show-details="true"/>
                <table:data-pilot-member table:name="1,57" table:display="true" table:show-details="true"/>
                <table:data-pilot-member table:name="1,58" table:display="true" table:show-details="true"/>
                <table:data-pilot-member table:name="1,59" table:display="true" table:show-details="true"/>
                <table:data-pilot-member table:name="1,61" table:display="true" table:show-details="true"/>
                <table:data-pilot-member table:name="1,67" table:display="true" table:show-details="true"/>
                <table:data-pilot-member table:name="1,68" table:display="true" table:show-details="true"/>
                <table:data-pilot-member table:name="1,69" table:display="true" table:show-details="true"/>
                <table:data-pilot-member table:name="1,71" table:display="true" table:show-details="true"/>
                <table:data-pilot-member table:name="1,73" table:display="true" table:show-details="true"/>
                <table:data-pilot-member table:name="1,76" table:display="true" table:show-details="true"/>
                <table:data-pilot-member table:name="1,77" table:display="true" table:show-details="true"/>
                <table:data-pilot-member table:name="1,78" table:display="true" table:show-details="true"/>
                <table:data-pilot-member table:name="1,8" table:display="true" table:show-details="true"/>
                <table:data-pilot-member table:name="1,81" table:display="true" table:show-details="true"/>
                <table:data-pilot-member table:name="1,82" table:display="true" table:show-details="true"/>
                <table:data-pilot-member table:name="1,83" table:display="true" table:show-details="true"/>
                <table:data-pilot-member table:name="1,86" table:display="true" table:show-details="true"/>
                <table:data-pilot-member table:name="1,87" table:display="true" table:show-details="true"/>
                <table:data-pilot-member table:name="1,88" table:display="true" table:show-details="true"/>
                <table:data-pilot-member table:name="1,89" table:display="true" table:show-details="true"/>
                <table:data-pilot-member table:name="1,91" table:display="true" table:show-details="true"/>
                <table:data-pilot-member table:name="1,96" table:display="true" table:show-details="true"/>
                <table:data-pilot-member table:name="2" table:display="true" table:show-details="true"/>
                <table:data-pilot-member table:name="2,04" table:display="true" table:show-details="true"/>
                <table:data-pilot-member table:name="2,05" table:display="true" table:show-details="true"/>
                <table:data-pilot-member table:name="2,06" table:display="true" table:show-details="true"/>
                <table:data-pilot-member table:name="2,08" table:display="true" table:show-details="true"/>
                <table:data-pilot-member table:name="2,1" table:display="true" table:show-details="true"/>
                <table:data-pilot-member table:name="2,12" table:display="true" table:show-details="true"/>
                <table:data-pilot-member table:name="2,16" table:display="true" table:show-details="true"/>
                <table:data-pilot-member table:name="2,18" table:display="true" table:show-details="true"/>
                <table:data-pilot-member table:name="2,21" table:display="true" table:show-details="true"/>
                <table:data-pilot-member table:name="2,24" table:display="true" table:show-details="true"/>
                <table:data-pilot-member table:name="2,25" table:display="true" table:show-details="true"/>
                <table:data-pilot-member table:name="2,29" table:display="true" table:show-details="true"/>
                <table:data-pilot-member table:name="2,31" table:display="true" table:show-details="true"/>
                <table:data-pilot-member table:name="2,32" table:display="true" table:show-details="true"/>
                <table:data-pilot-member table:name="2,35" table:display="true" table:show-details="true"/>
                <table:data-pilot-member table:name="2,38" table:display="true" table:show-details="true"/>
                <table:data-pilot-member table:name="2,39" table:display="true" table:show-details="true"/>
                <table:data-pilot-member table:name="2,41" table:display="true" table:show-details="true"/>
                <table:data-pilot-member table:name="2,42" table:display="true" table:show-details="true"/>
                <table:data-pilot-member table:name="2,45" table:display="true" table:show-details="true"/>
                <table:data-pilot-member table:name="2,47" table:display="true" table:show-details="true"/>
                <table:data-pilot-member table:name="2,48" table:display="true" table:show-details="true"/>
                <table:data-pilot-member table:name="2,5" table:display="true" table:show-details="true"/>
                <table:data-pilot-member table:name="2,55" table:display="true" table:show-details="true"/>
                <table:data-pilot-member table:name="2,56" table:display="true" table:show-details="true"/>
                <table:data-pilot-member table:name="2,58" table:display="true" table:show-details="true"/>
                <table:data-pilot-member table:name="2,6" table:display="true" table:show-details="true"/>
                <table:data-pilot-member table:name="2,61" table:display="true" table:show-details="true"/>
                <table:data-pilot-member table:name="2,63" table:display="true" table:show-details="true"/>
                <table:data-pilot-member table:name="2,66" table:display="true" table:show-details="true"/>
                <table:data-pilot-member table:name="2,69" table:display="true" table:show-details="true"/>
                <table:data-pilot-member table:name="2,7" table:display="true" table:show-details="true"/>
                <table:data-pilot-member table:name="2,71" table:display="true" table:show-details="true"/>
                <table:data-pilot-member table:name="2,74" table:display="true" table:show-details="true"/>
                <table:data-pilot-member table:name="2,75" table:display="true" table:show-details="true"/>
                <table:data-pilot-member table:name="2,76" table:display="true" table:show-details="true"/>
                <table:data-pilot-member table:name="2,81" table:display="true" table:show-details="true"/>
                <table:data-pilot-member table:name="2,82" table:display="true" table:show-details="true"/>
                <table:data-pilot-member table:name="2,86" table:display="true" table:show-details="true"/>
                <table:data-pilot-member table:name="2,88" table:display="true" table:show-details="true"/>
                <table:data-pilot-member table:name="2,9" table:display="true" table:show-details="true"/>
                <table:data-pilot-member table:name="2,92" table:display="true" table:show-details="true"/>
                <table:data-pilot-member table:name="2,98" table:display="true" table:show-details="true"/>
                <table:data-pilot-member table:name="3" table:display="true" table:show-details="true"/>
                <table:data-pilot-member table:name="3,07" table:display="true" table:show-details="true"/>
                <table:data-pilot-member table:name="3,11" table:display="true" table:show-details="true"/>
                <table:data-pilot-member table:name="3,19" table:display="true" table:show-details="true"/>
                <table:data-pilot-member table:name="3,2" table:display="true" table:show-details="true"/>
                <table:data-pilot-member table:name="3,21" table:display="true" table:show-details="true"/>
                <table:data-pilot-member table:name="3,22" table:display="true" table:show-details="true"/>
                <table:data-pilot-member table:name="3,29" table:display="true" table:show-details="true"/>
                <table:data-pilot-member table:name="3,3" table:display="true" table:show-details="true"/>
                <table:data-pilot-member table:name="3,34" table:display="true" table:show-details="true"/>
                <table:data-pilot-member table:name="3,39" table:display="true" table:show-details="true"/>
                <table:data-pilot-member table:name="3,41" table:display="true" table:show-details="true"/>
                <table:data-pilot-member table:name="3,44" table:display="true" table:show-details="true"/>
                <table:data-pilot-member table:name="3,47" table:display="true" table:show-details="true"/>
                <table:data-pilot-member table:name="3,49" table:display="true" table:show-details="true"/>
                <table:data-pilot-member table:name="3,5" table:display="true" table:show-details="true"/>
                <table:data-pilot-member table:name="3,52" table:display="true" table:show-details="true"/>
                <table:data-pilot-member table:name="3,55" table:display="true" table:show-details="true"/>
                <table:data-pilot-member table:name="3,56" table:display="true" table:show-details="true"/>
                <table:data-pilot-member table:name="3,64" table:display="true" table:show-details="true"/>
                <table:data-pilot-member table:name="3,69" table:display="true" table:show-details="true"/>
                <table:data-pilot-member table:name="3,73" table:display="true" table:show-details="true"/>
                <table:data-pilot-member table:name="3,77" table:display="true" table:show-details="true"/>
                <table:data-pilot-member table:name="3,79" table:display="true" table:show-details="true"/>
                <table:data-pilot-member table:name="3,8" table:display="true" table:show-details="true"/>
                <table:data-pilot-member table:name="3,87" table:display="true" table:show-details="true"/>
                <table:data-pilot-member table:name="3,91" table:display="true" table:show-details="true"/>
                <table:data-pilot-member table:name="4" table:display="true" table:show-details="true"/>
                <table:data-pilot-member table:name="4,01" table:display="true" table:show-details="true"/>
                <table:data-pilot-member table:name="4,05" table:display="true" table:show-details="true"/>
                <table:data-pilot-member table:name="4,09" table:display="true" table:show-details="true"/>
                <table:data-pilot-member table:name="4,11" table:display="true" table:show-details="true"/>
                <table:data-pilot-member table:name="4,14" table:display="true" table:show-details="true"/>
                <table:data-pilot-member table:name="4,17" table:display="true" table:show-details="true"/>
                <table:data-pilot-member table:name="4,22" table:display="true" table:show-details="true"/>
                <table:data-pilot-member table:name="4,25" table:display="true" table:show-details="true"/>
                <table:data-pilot-member table:name="4,29" table:display="true" table:show-details="true"/>
                <table:data-pilot-member table:name="4,32" table:display="true" table:show-details="true"/>
                <table:data-pilot-member table:name="4,33" table:display="true" table:show-details="true"/>
                <table:data-pilot-member table:name="4,35" table:display="true" table:show-details="true"/>
                <table:data-pilot-member table:name="4,36" table:display="true" table:show-details="true"/>
                <table:data-pilot-member table:name="4,37" table:display="true" table:show-details="true"/>
                <table:data-pilot-member table:name="4,41" table:display="true" table:show-details="true"/>
                <table:data-pilot-member table:name="4,42" table:display="true" table:show-details="true"/>
                <table:data-pilot-member table:name="4,55" table:display="true" table:show-details="true"/>
                <table:data-pilot-member table:name="4,57" table:display="true" table:show-details="true"/>
                <table:data-pilot-member table:name="4,62" table:display="true" table:show-details="true"/>
                <table:data-pilot-member table:name="4,64" table:display="true" table:show-details="true"/>
                <table:data-pilot-member table:name="4,65" table:display="true" table:show-details="true"/>
                <table:data-pilot-member table:name="4,66" table:display="true" table:show-details="true"/>
                <table:data-pilot-member table:name="4,68" table:display="true" table:show-details="true"/>
                <table:data-pilot-member table:name="4,7" table:display="true" table:show-details="true"/>
                <table:data-pilot-member table:name="4,72" table:display="true" table:show-details="true"/>
                <table:data-pilot-member table:name="4,75" table:display="true" table:show-details="true"/>
                <table:data-pilot-member table:name="4,76" table:display="true" table:show-details="true"/>
                <table:data-pilot-member table:name="4,77" table:display="true" table:show-details="true"/>
                <table:data-pilot-member table:name="4,79" table:display="true" table:show-details="true"/>
                <table:data-pilot-member table:name="4,81" table:display="true" table:show-details="true"/>
                <table:data-pilot-member table:name="4,9" table:display="true" table:show-details="true"/>
                <table:data-pilot-member table:name="4,93" table:display="true" table:show-details="true"/>
                <table:data-pilot-member table:name="4,95" table:display="true" table:show-details="true"/>
                <table:data-pilot-member table:name="4,99" table:display="true" table:show-details="true"/>
                <table:data-pilot-member table:name="5,07" table:display="true" table:show-details="true"/>
                <table:data-pilot-member table:name="5,12" table:display="true" table:show-details="true"/>
                <table:data-pilot-member table:name="5,14" table:display="true" table:show-details="true"/>
                <table:data-pilot-member table:name="5,18" table:display="true" table:show-details="true"/>
                <table:data-pilot-member table:name="5,22" table:display="true" table:show-details="true"/>
                <table:data-pilot-member table:name="5,26" table:display="true" table:show-details="true"/>
                <table:data-pilot-member table:name="5,28" table:display="true" table:show-details="true"/>
                <table:data-pilot-member table:name="5,36" table:display="true" table:show-details="true"/>
                <table:data-pilot-member table:name="5,37" table:display="true" table:show-details="true"/>
                <table:data-pilot-member table:name="5,4" table:display="true" table:show-details="true"/>
                <table:data-pilot-member table:name="5,41" table:display="true" table:show-details="true"/>
                <table:data-pilot-member table:name="5,43" table:display="true" table:show-details="true"/>
                <table:data-pilot-member table:name="5,44" table:display="true" table:show-details="true"/>
                <table:data-pilot-member table:name="5,51" table:display="true" table:show-details="true"/>
                <table:data-pilot-member table:name="5,55" table:display="true" table:show-details="true"/>
                <table:data-pilot-member table:name="5,62" table:display="true" table:show-details="true"/>
                <table:data-pilot-member table:name="5,63" table:display="true" table:show-details="true"/>
                <table:data-pilot-member table:name="5,64" table:display="true" table:show-details="true"/>
                <table:data-pilot-member table:name="5,68" table:display="true" table:show-details="true"/>
                <table:data-pilot-member table:name="5,7" table:display="true" table:show-details="true"/>
                <table:data-pilot-member table:name="5,73" table:display="true" table:show-details="true"/>
                <table:data-pilot-member table:name="5,75" table:display="true" table:show-details="true"/>
                <table:data-pilot-member table:name="5,82" table:display="true" table:show-details="true"/>
                <table:data-pilot-member table:name="5,83" table:display="true" table:show-details="true"/>
                <table:data-pilot-member table:name="5,87" table:display="true" table:show-details="true"/>
                <table:data-pilot-member table:name="5,92" table:display="true" table:show-details="true"/>
                <table:data-pilot-member table:name="5,93" table:display="true" table:show-details="true"/>
                <table:data-pilot-member table:name="5,95" table:display="true" table:show-details="true"/>
                <table:data-pilot-member table:name="5,97" table:display="true" table:show-details="true"/>
                <table:data-pilot-member table:name="5,99" table:display="true" table:show-details="true"/>
                <table:data-pilot-member table:name="6" table:display="true" table:show-details="true"/>
                <table:data-pilot-member table:name="6,06" table:display="true" table:show-details="true"/>
                <table:data-pilot-member table:name="6,07" table:display="true" table:show-details="true"/>
                <table:data-pilot-member table:name="6,11" table:display="true" table:show-details="true"/>
                <table:data-pilot-member table:name="6,15" table:display="true" table:show-details="true"/>
                <table:data-pilot-member table:name="6,16" table:display="true" table:show-details="true"/>
                <table:data-pilot-member table:name="6,19" table:display="true" table:show-details="true"/>
                <table:data-pilot-member table:name="6,21" table:display="true" table:show-details="true"/>
                <table:data-pilot-member table:name="6,23" table:display="true" table:show-details="true"/>
                <table:data-pilot-member table:name="6,24" table:display="true" table:show-details="true"/>
                <table:data-pilot-member table:name="6,25" table:display="true" table:show-details="true"/>
                <table:data-pilot-member table:name="6,27" table:display="true" table:show-details="true"/>
                <table:data-pilot-member table:name="6,28" table:display="true" table:show-details="true"/>
                <table:data-pilot-member table:name="6,3" table:display="true" table:show-details="true"/>
                <table:data-pilot-member table:name="6,31" table:display="true" table:show-details="true"/>
                <table:data-pilot-member table:name="6,33" table:display="true" table:show-details="true"/>
                <table:data-pilot-member table:name="6,44" table:display="true" table:show-details="true"/>
                <table:data-pilot-member table:name="6,45" table:display="true" table:show-details="true"/>
                <table:data-pilot-member table:name="6,47" table:display="true" table:show-details="true"/>
                <table:data-pilot-member table:name="6,48" table:display="true" table:show-details="true"/>
                <table:data-pilot-member table:name="6,5" table:display="true" table:show-details="true"/>
                <table:data-pilot-member table:name="6,55" table:display="true" table:show-details="true"/>
                <table:data-pilot-member table:name="6,57" table:display="true" table:show-details="true"/>
                <table:data-pilot-member table:name="6,62" table:display="true" table:show-details="true"/>
                <table:data-pilot-member table:name="6,63" table:display="true" table:show-details="true"/>
                <table:data-pilot-member table:name="6,65" table:display="true" table:show-details="true"/>
                <table:data-pilot-member table:name="6,71" table:display="true" table:show-details="true"/>
                <table:data-pilot-member table:name="6,72" table:display="true" table:show-details="true"/>
                <table:data-pilot-member table:name="6,74" table:display="true" table:show-details="true"/>
                <table:data-pilot-member table:name="6,75" table:display="true" table:show-details="true"/>
                <table:data-pilot-member table:name="6,79" table:display="true" table:show-details="true"/>
                <table:data-pilot-member table:name="6,89" table:display="true" table:show-details="true"/>
                <table:data-pilot-member table:name="6,9" table:display="true" table:show-details="true"/>
                <table:data-pilot-member table:name="6,93" table:display="true" table:show-details="true"/>
                <table:data-pilot-member table:name="6,94" table:display="true" table:show-details="true"/>
                <table:data-pilot-member table:name="6,96" table:display="true" table:show-details="true"/>
                <table:data-pilot-member table:name="6,98" table:display="true" table:show-details="true"/>
                <table:data-pilot-member table:name="6,99" table:display="true" table:show-details="true"/>
                <table:data-pilot-member table:name="7,01" table:display="true" table:show-details="true"/>
                <table:data-pilot-member table:name="7,03" table:display="true" table:show-details="true"/>
                <table:data-pilot-member table:name="7,11" table:display="true" table:show-details="true"/>
                <table:data-pilot-member table:name="7,13" table:display="true" table:show-details="true"/>
                <table:data-pilot-member table:name="7,2" table:display="true" table:show-details="true"/>
                <table:data-pilot-member table:name="7,21" table:display="true" table:show-details="true"/>
                <table:data-pilot-member table:name="7,23" table:display="true" table:show-details="true"/>
                <table:data-pilot-member table:name="7,39" table:display="true" table:show-details="true"/>
                <table:data-pilot-member table:name="7,4" table:display="true" table:show-details="true"/>
                <table:data-pilot-member table:name="7,42" table:display="true" table:show-details="true"/>
                <table:data-pilot-member table:name="7,45" table:display="true" table:show-details="true"/>
                <table:data-pilot-member table:name="7,46" table:display="true" table:show-details="true"/>
                <table:data-pilot-member table:name="7,47" table:display="true" table:show-details="true"/>
                <table:data-pilot-member table:name="7,48" table:display="true" table:show-details="true"/>
                <table:data-pilot-member table:name="7,53" table:display="true" table:show-details="true"/>
                <table:data-pilot-member table:name="7,57" table:display="true" table:show-details="true"/>
                <table:data-pilot-member table:name="7,6" table:display="true" table:show-details="true"/>
                <table:data-pilot-member table:name="7,7" table:display="true" table:show-details="true"/>
                <table:data-pilot-member table:name="7,74" table:display="true" table:show-details="true"/>
                <table:data-pilot-member table:name="7,76" table:display="true" table:show-details="true"/>
                <table:data-pilot-member table:name="7,8" table:display="true" table:show-details="true"/>
                <table:data-pilot-member table:name="7,81" table:display="true" table:show-details="true"/>
                <table:data-pilot-member table:name="7,84" table:display="true" table:show-details="true"/>
                <table:data-pilot-member table:name="7,89" table:display="true" table:show-details="true"/>
                <table:data-pilot-member table:name="7,97" table:display="true" table:show-details="true"/>
                <table:data-pilot-member table:name="8,01" table:display="true" table:show-details="true"/>
                <table:data-pilot-member table:name="8,07" table:display="true" table:show-details="true"/>
                <table:data-pilot-member table:name="8,13" table:display="true" table:show-details="true"/>
                <table:data-pilot-member table:name="8,31" table:display="true" table:show-details="true"/>
                <table:data-pilot-member table:name="8,35" table:display="true" table:show-details="true"/>
                <table:data-pilot-member table:name="8,39" table:display="true" table:show-details="true"/>
                <table:data-pilot-member table:name="8,4" table:display="true" table:show-details="true"/>
                <table:data-pilot-member table:name="8,43" table:display="true" table:show-details="true"/>
                <table:data-pilot-member table:name="8,44" table:display="true" table:show-details="true"/>
                <table:data-pilot-member table:name="8,45" table:display="true" table:show-details="true"/>
                <table:data-pilot-member table:name="8,53" table:display="true" table:show-details="true"/>
                <table:data-pilot-member table:name="8,54" table:display="true" table:show-details="true"/>
                <table:data-pilot-member table:name="8,62" table:display="true" table:show-details="true"/>
                <table:data-pilot-member table:name="8,7" table:display="true" table:show-details="true"/>
                <table:data-pilot-member table:name="8,73" table:display="true" table:show-details="true"/>
                <table:data-pilot-member table:name="8,75" table:display="true" table:show-details="true"/>
                <table:data-pilot-member table:name="8,77" table:display="true" table:show-details="true"/>
                <table:data-pilot-member table:name="8,91" table:display="true" table:show-details="true"/>
                <table:data-pilot-member table:name="8,98" table:display="true" table:show-details="true"/>
                <table:data-pilot-member table:name="9,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6T19:37:44.823553291</dc:date>
    <meta:editing-duration>PT4M19S</meta:editing-duration>
    <meta:editing-cycles>1</meta:editing-cycles>
    <meta:document-statistic meta:table-count="3" meta:cell-count="18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204cm" svg:height="21.596cm" xlink:href="." xlink:type="simple" chart:class="chart:line" chart:style-name="ch1">
        <chart:title svg:x="17.159cm" svg:y="0.567cm" chart:style-name="ch2">
          <text:p>Mat_Mat</text:p>
        </chart:title>
        <chart:subtitle svg:x="16.643cm" svg:y="1.777cm" chart:style-name="ch3">
          <text:p>Nodes=1 ppn=8</text:p>
        </chart:subtitle>
        <chart:legend chart:legend-position="end" svg:x="34.304cm" svg:y="9.752cm" style:legend-expansion="high" chart:style-name="ch4"/>
        <chart:plot-area chart:style-name="ch5" chart:data-source-has-labels="both" svg:x="1.735cm" svg:y="2.891cm" svg:width="31.845cm" svg:height="17.293cm">
          <chartooo:coordinate-region svg:x="2.356cm" svg:y="3.012cm" svg:width="31.224cm" svg:height="16.17cm"/>
          <chart:axis chart:dimension="x" chart:name="primary-x" chart:style-name="ch6" chartooo:axis-type="auto">
            <chartooo:date-scale/>
            <chart:title svg:x="17.481cm" svg:y="20.615cm" chart:style-name="ch7">
              <text:p>N</text:p>
            </chart:title>
            <chart:categories table:cell-range-address="local-table.$A$2:.$A$101"/>
          </chart:axis>
          <chart:axis chart:dimension="y" chart:name="primary-y" chart:style-name="ch8">
            <chart:title svg:x="0.451cm" svg:y="12.163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1" chart:label-cell-address="local-table.$B$1" chart:class="chart:line">
            <chart:data-point chart:repeated="100"/>
          </chart:series>
          <chart:series chart:style-name="ch12" chart:values-cell-range-address="local-table.$C$2:.$C$101" chart:label-cell-address="local-table.$C$1" chart:class="chart:line">
            <chart:data-point chart:repeated="100"/>
          </chart:series>
          <chart:series chart:style-name="ch13" chart:values-cell-range-address="local-table.$D$2:.$D$101" chart:label-cell-address="local-table.$D$1" chart:class="chart:line">
            <chart:data-point chart:repeated="100"/>
          </chart:series>
          <chart:series chart:style-name="ch14" chart:values-cell-range-address="local-table.$E$2:.$E$101" chart:label-cell-address="local-table.$E$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8</text:p>
              </table:table-cell>
              <table:table-cell office:value-type="string">
                <text:p>2_4</text:p>
              </table:table-cell>
              <table:table-cell office:value-type="string">
                <text:p>4_2</text:p>
              </table:table-cell>
              <table:table-cell office:value-type="string">
                <text:p>8_1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0.69">
                <text:p>0.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4">
                <text:p>0.84</text:p>
              </table:table-cell>
              <table:table-cell office:value-type="float" office:value="0.75">
                <text:p>0.75</text:p>
              </table:table-cell>
              <table:table-cell office:value-type="float" office:value="1.13">
                <text:p>1.1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">
                <text:p>0.76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4">
                <text:p>0.74</text:p>
              </table:table-cell>
              <table:table-cell office:value-type="float" office:value="1.44">
                <text:p>1.44</text:p>
              </table:table-cell>
              <table:table-cell office:value-type="float" office:value="1.16">
                <text:p>1.1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2">
                <text:p>1.02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">
                <text:p>0.84</text:p>
              </table:table-cell>
              <table:table-cell office:value-type="float" office:value="2.25">
                <text:p>2.25</text:p>
              </table:table-cell>
              <table:table-cell office:value-type="float" office:value="1.31">
                <text:p>1.3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">
                <text:p>1.51</text:p>
              </table:table-cell>
              <table:table-cell office:value-type="float" office:value="1.61">
                <text:p>1.61</text:p>
              </table:table-cell>
              <table:table-cell office:value-type="float" office:value="0.91">
                <text:p>0.91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">
                <text:p>0.8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">
                <text:p>0.93</text:p>
              </table:table-cell>
              <table:table-cell office:value-type="float" office:value="1.24">
                <text:p>1.24</text:p>
              </table:table-cell>
              <table:table-cell office:value-type="float" office:value="1.57">
                <text:p>1.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1.28">
                <text:p>1.28</text:p>
              </table:table-cell>
              <table:table-cell office:value-type="float" office:value="1.87">
                <text:p>1.87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1">
                <text:p>1.31</text:p>
              </table:table-cell>
              <table:table-cell office:value-type="float" office:value="1.29">
                <text:p>1.29</text:p>
              </table:table-cell>
              <table:table-cell office:value-type="float" office:value="1.36">
                <text:p>1.3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1">
                <text:p>1.71</text:p>
              </table:table-cell>
              <table:table-cell office:value-type="float" office:value="0.96">
                <text:p>0.96</text:p>
              </table:table-cell>
              <table:table-cell office:value-type="float" office:value="1.44">
                <text:p>1.4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7">
                <text:p>1.47</text:p>
              </table:table-cell>
              <table:table-cell office:value-type="float" office:value="1.35">
                <text:p>1.35</text:p>
              </table:table-cell>
              <table:table-cell office:value-type="float" office:value="2.04">
                <text:p>2.0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4">
                <text:p>1.24</text:p>
              </table:table-cell>
              <table:table-cell office:value-type="float" office:value="1.89">
                <text:p>1.89</text:p>
              </table:table-cell>
              <table:table-cell office:value-type="float" office:value="1.8">
                <text:p>1.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8">
                <text:p>2.18</text:p>
              </table:table-cell>
              <table:table-cell office:value-type="float" office:value="1.57">
                <text:p>1.57</text:p>
              </table:table-cell>
              <table:table-cell office:value-type="float" office:value="2.47">
                <text:p>2.4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32">
                <text:p>2.32</text:p>
              </table:table-cell>
              <table:table-cell office:value-type="float" office:value="1.58">
                <text:p>1.58</text:p>
              </table:table-cell>
              <table:table-cell office:value-type="float" office:value="1.56">
                <text:p>1.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1">
                <text:p>1.51</text:p>
              </table:table-cell>
              <table:table-cell office:value-type="float" office:value="1.67">
                <text:p>1.67</text:p>
              </table:table-cell>
              <table:table-cell office:value-type="float" office:value="1.73">
                <text:p>1.7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55">
                <text:p>2.55</text:p>
              </table:table-cell>
              <table:table-cell office:value-type="float" office:value="1.96">
                <text:p>1.96</text:p>
              </table:table-cell>
              <table:table-cell office:value-type="float" office:value="2.58">
                <text:p>2.5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6">
                <text:p>1.46</text:p>
              </table:table-cell>
              <table:table-cell office:value-type="float" office:value="1.77">
                <text:p>1.77</text:p>
              </table:table-cell>
              <table:table-cell office:value-type="float" office:value="1.67">
                <text:p>1.6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1">
                <text:p>1.51</text:p>
              </table:table-cell>
              <table:table-cell office:value-type="float" office:value="1.68">
                <text:p>1.68</text:p>
              </table:table-cell>
              <table:table-cell office:value-type="float" office:value="1.78">
                <text:p>1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9">
                <text:p>1.69</text:p>
              </table:table-cell>
              <table:table-cell office:value-type="float" office:value="1.71">
                <text:p>1.71</text:p>
              </table:table-cell>
              <table:table-cell office:value-type="float" office:value="1.96">
                <text:p>1.9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8">
                <text:p>1.88</text:p>
              </table:table-cell>
              <table:table-cell office:value-type="float" office:value="2.31">
                <text:p>2.31</text:p>
              </table:table-cell>
              <table:table-cell office:value-type="float" office:value="2.42">
                <text:p>2.4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6">
                <text:p>1.86</text:p>
              </table:table-cell>
              <table:table-cell office:value-type="float" office:value="1.81">
                <text:p>1.81</text:p>
              </table:table-cell>
              <table:table-cell office:value-type="float" office:value="2">
                <text:p>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2.12">
                <text:p>2.12</text:p>
              </table:table-cell>
              <table:table-cell office:value-type="float" office:value="2.21">
                <text:p>2.2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4">
                <text:p>2.24</text:p>
              </table:table-cell>
              <table:table-cell office:value-type="float" office:value="2.71">
                <text:p>2.71</text:p>
              </table:table-cell>
              <table:table-cell office:value-type="float" office:value="2.56">
                <text:p>2.56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6">
                <text:p>2.16</text:p>
              </table:table-cell>
              <table:table-cell office:value-type="float" office:value="2.1">
                <text:p>2.1</text:p>
              </table:table-cell>
              <table:table-cell office:value-type="float" office:value="1.83">
                <text:p>1.8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1">
                <text:p>2.41</text:p>
              </table:table-cell>
              <table:table-cell office:value-type="float" office:value="2">
                <text:p>2</text:p>
              </table:table-cell>
              <table:table-cell office:value-type="float" office:value="2.35">
                <text:p>2.3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8">
                <text:p>2.18</text:p>
              </table:table-cell>
              <table:table-cell office:value-type="float" office:value="1.86">
                <text:p>1.86</text:p>
              </table:table-cell>
              <table:table-cell office:value-type="float" office:value="2.06">
                <text:p>2.0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5">
                <text:p>2.35</text:p>
              </table:table-cell>
              <table:table-cell office:value-type="float" office:value="2.42">
                <text:p>2.42</text:p>
              </table:table-cell>
              <table:table-cell office:value-type="float" office:value="1.91">
                <text:p>1.9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3">
                <text:p>2.63</text:p>
              </table:table-cell>
              <table:table-cell office:value-type="float" office:value="2.98">
                <text:p>2.98</text:p>
              </table:table-cell>
              <table:table-cell office:value-type="float" office:value="2.45">
                <text:p>2.4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48">
                <text:p>2.48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6">
                <text:p>2.56</text:p>
              </table:table-cell>
              <table:table-cell office:value-type="float" office:value="2.48">
                <text:p>2.48</text:p>
              </table:table-cell>
              <table:table-cell office:value-type="float" office:value="2.75">
                <text:p>2.7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6">
                <text:p>2.6</text:p>
              </table:table-cell>
              <table:table-cell office:value-type="float" office:value="2.39">
                <text:p>2.39</text:p>
              </table:table-cell>
              <table:table-cell office:value-type="float" office:value="2.86">
                <text:p>2.8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1">
                <text:p>2.71</text:p>
              </table:table-cell>
              <table:table-cell office:value-type="float" office:value="2.61">
                <text:p>2.61</text:p>
              </table:table-cell>
              <table:table-cell office:value-type="float" office:value="2.5">
                <text:p>2.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">
                <text:p>2.9</text:p>
              </table:table-cell>
              <table:table-cell office:value-type="float" office:value="2.98">
                <text:p>2.98</text:p>
              </table:table-cell>
              <table:table-cell office:value-type="float" office:value="3.07">
                <text:p>3.0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74">
                <text:p>2.74</text:p>
              </table:table-cell>
              <table:table-cell office:value-type="float" office:value="2.88">
                <text:p>2.88</text:p>
              </table:table-cell>
              <table:table-cell office:value-type="float" office:value="2.82">
                <text:p>2.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66">
                <text:p>2.66</text:p>
              </table:table-cell>
              <table:table-cell office:value-type="float" office:value="3.8">
                <text:p>3.8</text:p>
              </table:table-cell>
              <table:table-cell office:value-type="float" office:value="3.64">
                <text:p>3.6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49">
                <text:p>3.49</text:p>
              </table:table-cell>
              <table:table-cell office:value-type="float" office:value="3.2">
                <text:p>3.2</text:p>
              </table:table-cell>
              <table:table-cell office:value-type="float" office:value="3.69">
                <text:p>3.6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3.19">
                <text:p>3.19</text:p>
              </table:table-cell>
              <table:table-cell office:value-type="float" office:value="2.55">
                <text:p>2.55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2">
                <text:p>2.92</text:p>
              </table:table-cell>
              <table:table-cell office:value-type="float" office:value="3.21">
                <text:p>3.21</text:p>
              </table:table-cell>
              <table:table-cell office:value-type="float" office:value="3.34">
                <text:p>3.3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76">
                <text:p>2.76</text:p>
              </table:table-cell>
              <table:table-cell office:value-type="float" office:value="3.47">
                <text:p>3.47</text:p>
              </table:table-cell>
              <table:table-cell office:value-type="float" office:value="3.52">
                <text:p>3.5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55">
                <text:p>3.55</text:p>
              </table:table-cell>
              <table:table-cell office:value-type="float" office:value="2.75">
                <text:p>2.75</text:p>
              </table:table-cell>
              <table:table-cell office:value-type="float" office:value="3.8">
                <text:p>3.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41">
                <text:p>3.41</text:p>
              </table:table-cell>
              <table:table-cell office:value-type="float" office:value="3.77">
                <text:p>3.77</text:p>
              </table:table-cell>
              <table:table-cell office:value-type="float" office:value="3.39">
                <text:p>3.3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56">
                <text:p>3.56</text:p>
              </table:table-cell>
              <table:table-cell office:value-type="float" office:value="3.29">
                <text:p>3.29</text:p>
              </table:table-cell>
              <table:table-cell office:value-type="float" office:value="3.91">
                <text:p>3.9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5">
                <text:p>3.5</text:p>
              </table:table-cell>
              <table:table-cell office:value-type="float" office:value="2.98">
                <text:p>2.98</text:p>
              </table:table-cell>
              <table:table-cell office:value-type="float" office:value="4.41">
                <text:p>4.41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64">
                <text:p>4.64</text:p>
              </table:table-cell>
              <table:table-cell office:value-type="float" office:value="4.36">
                <text:p>4.36</text:p>
              </table:table-cell>
              <table:table-cell office:value-type="float" office:value="3.73">
                <text:p>3.73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7">
                <text:p>3.87</text:p>
              </table:table-cell>
              <table:table-cell office:value-type="float" office:value="3.87">
                <text:p>3.87</text:p>
              </table:table-cell>
              <table:table-cell office:value-type="float" office:value="4.65">
                <text:p>4.6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09">
                <text:p>4.09</text:p>
              </table:table-cell>
              <table:table-cell office:value-type="float" office:value="3.47">
                <text:p>3.47</text:p>
              </table:table-cell>
              <table:table-cell office:value-type="float" office:value="4.09">
                <text:p>4.09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07">
                <text:p>5.07</text:p>
              </table:table-cell>
              <table:table-cell office:value-type="float" office:value="4.75">
                <text:p>4.75</text:p>
              </table:table-cell>
              <table:table-cell office:value-type="float" office:value="4.29">
                <text:p>4.29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42">
                <text:p>4.42</text:p>
              </table:table-cell>
              <table:table-cell office:value-type="float" office:value="4.72">
                <text:p>4.72</text:p>
              </table:table-cell>
              <table:table-cell office:value-type="float" office:value="4.99">
                <text:p>4.9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65">
                <text:p>4.65</text:p>
              </table:table-cell>
              <table:table-cell office:value-type="float" office:value="4.05">
                <text:p>4.05</text:p>
              </table:table-cell>
              <table:table-cell office:value-type="float" office:value="4.35">
                <text:p>4.35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55">
                <text:p>4.55</text:p>
              </table:table-cell>
              <table:table-cell office:value-type="float" office:value="4.64">
                <text:p>4.64</text:p>
              </table:table-cell>
              <table:table-cell office:value-type="float" office:value="5.4">
                <text:p>5.4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37">
                <text:p>4.37</text:p>
              </table:table-cell>
              <table:table-cell office:value-type="float" office:value="5.12">
                <text:p>5.12</text:p>
              </table:table-cell>
              <table:table-cell office:value-type="float" office:value="4.25">
                <text:p>4.2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93">
                <text:p>4.93</text:p>
              </table:table-cell>
              <table:table-cell office:value-type="float" office:value="4.68">
                <text:p>4.68</text:p>
              </table:table-cell>
              <table:table-cell office:value-type="float" office:value="5.28">
                <text:p>5.28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22">
                <text:p>4.22</text:p>
              </table:table-cell>
              <table:table-cell office:value-type="float" office:value="4.57">
                <text:p>4.57</text:p>
              </table:table-cell>
              <table:table-cell office:value-type="float" office:value="4.14">
                <text:p>4.14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62">
                <text:p>4.62</text:p>
              </table:table-cell>
              <table:table-cell office:value-type="float" office:value="5.18">
                <text:p>5.18</text:p>
              </table:table-cell>
              <table:table-cell office:value-type="float" office:value="5.68">
                <text:p>5.68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64">
                <text:p>5.64</text:p>
              </table:table-cell>
              <table:table-cell office:value-type="float" office:value="4.72">
                <text:p>4.72</text:p>
              </table:table-cell>
              <table:table-cell office:value-type="float" office:value="4.32">
                <text:p>4.3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81">
                <text:p>4.81</text:p>
              </table:table-cell>
              <table:table-cell office:value-type="float" office:value="5.68">
                <text:p>5.68</text:p>
              </table:table-cell>
              <table:table-cell office:value-type="float" office:value="5.75">
                <text:p>5.75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32">
                <text:p>4.32</text:p>
              </table:table-cell>
              <table:table-cell office:value-type="float" office:value="4.33">
                <text:p>4.33</text:p>
              </table:table-cell>
              <table:table-cell office:value-type="float" office:value="5.92">
                <text:p>5.92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79">
                <text:p>4.79</text:p>
              </table:table-cell>
              <table:table-cell office:value-type="float" office:value="4.7">
                <text:p>4.7</text:p>
              </table:table-cell>
              <table:table-cell office:value-type="float" office:value="4.66">
                <text:p>4.66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4">
                <text:p>5.4</text:p>
              </table:table-cell>
              <table:table-cell office:value-type="float" office:value="5.36">
                <text:p>5.36</text:p>
              </table:table-cell>
              <table:table-cell office:value-type="float" office:value="6.23">
                <text:p>6.2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7">
                <text:p>5.7</text:p>
              </table:table-cell>
              <table:table-cell office:value-type="float" office:value="5.62">
                <text:p>5.62</text:p>
              </table:table-cell>
              <table:table-cell office:value-type="float" office:value="4.9">
                <text:p>4.9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77">
                <text:p>4.77</text:p>
              </table:table-cell>
              <table:table-cell office:value-type="float" office:value="5.28">
                <text:p>5.28</text:p>
              </table:table-cell>
              <table:table-cell office:value-type="float" office:value="5.41">
                <text:p>5.4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95">
                <text:p>4.95</text:p>
              </table:table-cell>
              <table:table-cell office:value-type="float" office:value="6.21">
                <text:p>6.21</text:p>
              </table:table-cell>
              <table:table-cell office:value-type="float" office:value="6.75">
                <text:p>6.7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31">
                <text:p>6.31</text:p>
              </table:table-cell>
              <table:table-cell office:value-type="float" office:value="5.63">
                <text:p>5.63</text:p>
              </table:table-cell>
              <table:table-cell office:value-type="float" office:value="6.21">
                <text:p>6.21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31">
                <text:p>6.31</text:p>
              </table:table-cell>
              <table:table-cell office:value-type="float" office:value="6.19">
                <text:p>6.19</text:p>
              </table:table-cell>
              <table:table-cell office:value-type="float" office:value="6.27">
                <text:p>6.2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7">
                <text:p>5.97</text:p>
              </table:table-cell>
              <table:table-cell office:value-type="float" office:value="6.28">
                <text:p>6.28</text:p>
              </table:table-cell>
              <table:table-cell office:value-type="float" office:value="5.73">
                <text:p>5.73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95">
                <text:p>5.95</text:p>
              </table:table-cell>
              <table:table-cell office:value-type="float" office:value="5.26">
                <text:p>5.26</text:p>
              </table:table-cell>
              <table:table-cell office:value-type="float" office:value="6.94">
                <text:p>6.94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5">
                <text:p>6.15</text:p>
              </table:table-cell>
              <table:table-cell office:value-type="float" office:value="6.74">
                <text:p>6.74</text:p>
              </table:table-cell>
              <table:table-cell office:value-type="float" office:value="6.44">
                <text:p>6.4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  <table:table-cell office:value-type="float" office:value="6.07">
                <text:p>6.07</text:p>
              </table:table-cell>
              <table:table-cell office:value-type="float" office:value="6.33">
                <text:p>6.3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24">
                <text:p>6.24</text:p>
              </table:table-cell>
              <table:table-cell office:value-type="float" office:value="6.06">
                <text:p>6.06</text:p>
              </table:table-cell>
              <table:table-cell office:value-type="float" office:value="6.75">
                <text:p>6.75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25">
                <text:p>6.25</text:p>
              </table:table-cell>
              <table:table-cell office:value-type="float" office:value="6.23">
                <text:p>6.23</text:p>
              </table:table-cell>
              <table:table-cell office:value-type="float" office:value="7.03">
                <text:p>7.0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57">
                <text:p>6.57</text:p>
              </table:table-cell>
              <table:table-cell office:value-type="float" office:value="6.72">
                <text:p>6.72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9">
                <text:p>5.99</text:p>
              </table:table-cell>
              <table:table-cell office:value-type="float" office:value="6.47">
                <text:p>6.47</text:p>
              </table:table-cell>
              <table:table-cell office:value-type="float" office:value="6.3">
                <text:p>6.3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3">
                <text:p>6.3</text:p>
              </table:table-cell>
              <table:table-cell office:value-type="float" office:value="6.71">
                <text:p>6.71</text:p>
              </table:table-cell>
              <table:table-cell office:value-type="float" office:value="7.81">
                <text:p>7.81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11">
                <text:p>6.11</text:p>
              </table:table-cell>
              <table:table-cell office:value-type="float" office:value="5.93">
                <text:p>5.93</text:p>
              </table:table-cell>
              <table:table-cell office:value-type="float" office:value="7.11">
                <text:p>7.11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74">
                <text:p>6.74</text:p>
              </table:table-cell>
              <table:table-cell office:value-type="float" office:value="6.48">
                <text:p>6.48</text:p>
              </table:table-cell>
              <table:table-cell office:value-type="float" office:value="6.9">
                <text:p>6.9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72">
                <text:p>6.72</text:p>
              </table:table-cell>
              <table:table-cell office:value-type="float" office:value="6.98">
                <text:p>6.98</text:p>
              </table:table-cell>
              <table:table-cell office:value-type="float" office:value="8.13">
                <text:p>8.13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65">
                <text:p>6.65</text:p>
              </table:table-cell>
              <table:table-cell office:value-type="float" office:value="7.6">
                <text:p>7.6</text:p>
              </table:table-cell>
              <table:table-cell office:value-type="float" office:value="7.47">
                <text:p>7.4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55">
                <text:p>6.55</text:p>
              </table:table-cell>
              <table:table-cell office:value-type="float" office:value="7.21">
                <text:p>7.21</text:p>
              </table:table-cell>
              <table:table-cell office:value-type="float" office:value="7.76">
                <text:p>7.7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13">
                <text:p>7.13</text:p>
              </table:table-cell>
              <table:table-cell office:value-type="float" office:value="7.53">
                <text:p>7.53</text:p>
              </table:table-cell>
              <table:table-cell office:value-type="float" office:value="7.97">
                <text:p>7.97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63">
                <text:p>6.63</text:p>
              </table:table-cell>
              <table:table-cell office:value-type="float" office:value="8.35">
                <text:p>8.35</text:p>
              </table:table-cell>
              <table:table-cell office:value-type="float" office:value="6.99">
                <text:p>6.99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03">
                <text:p>7.03</text:p>
              </table:table-cell>
              <table:table-cell office:value-type="float" office:value="8.4">
                <text:p>8.4</text:p>
              </table:table-cell>
              <table:table-cell office:value-type="float" office:value="8.62">
                <text:p>8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97">
                <text:p>7.97</text:p>
              </table:table-cell>
              <table:table-cell office:value-type="float" office:value="8.45">
                <text:p>8.45</text:p>
              </table:table-cell>
              <table:table-cell office:value-type="float" office:value="8.7">
                <text:p>8.7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13">
                <text:p>7.13</text:p>
              </table:table-cell>
              <table:table-cell office:value-type="float" office:value="6.5">
                <text:p>6.5</text:p>
              </table:table-cell>
              <table:table-cell office:value-type="float" office:value="7.46">
                <text:p>7.46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89">
                <text:p>6.89</text:p>
              </table:table-cell>
              <table:table-cell office:value-type="float" office:value="8.53">
                <text:p>8.53</text:p>
              </table:table-cell>
              <table:table-cell office:value-type="float" office:value="8.98">
                <text:p>8.9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54">
                <text:p>8.54</text:p>
              </table:table-cell>
              <table:table-cell office:value-type="float" office:value="7.7">
                <text:p>7.7</text:p>
              </table:table-cell>
              <table:table-cell office:value-type="float" office:value="8.01">
                <text:p>8.01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01">
                <text:p>7.01</text:p>
              </table:table-cell>
              <table:table-cell office:value-type="float" office:value="7.39">
                <text:p>7.39</text:p>
              </table:table-cell>
              <table:table-cell office:value-type="float" office:value="7.2">
                <text:p>7.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45">
                <text:p>7.45</text:p>
              </table:table-cell>
              <table:table-cell office:value-type="float" office:value="7.89">
                <text:p>7.89</text:p>
              </table:table-cell>
              <table:table-cell office:value-type="float" office:value="8.75">
                <text:p>8.75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7">
                <text:p>8.7</text:p>
              </table:table-cell>
              <table:table-cell office:value-type="float" office:value="8.43">
                <text:p>8.43</text:p>
              </table:table-cell>
              <table:table-cell office:value-type="float" office:value="8.54">
                <text:p>8.54</text:p>
              </table:table-cell>
              <table:table-cell office:value-type="float" office:value="9.13">
                <text:p>9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